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style:font-face style:name="Arial" svg:font-family="Arial"/>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398in"/>
    </style:style>
    <style:style style:name="co2" style:family="table-column">
      <style:table-column-properties fo:break-before="auto" style:column-width="1.9839in"/>
    </style:style>
    <style:style style:name="co3" style:family="table-column">
      <style:table-column-properties fo:break-before="auto" style:column-width="1.1134in"/>
    </style:style>
    <style:style style:name="co4" style:family="table-column">
      <style:table-column-properties fo:break-before="auto" style:column-width="5.6437in"/>
    </style:style>
    <style:style style:name="co5" style:family="table-column">
      <style:table-column-properties fo:break-before="auto" style:column-width="4.6634in"/>
    </style:style>
    <style:style style:name="ro1" style:family="table-row">
      <style:table-row-properties style:row-height="2.1972in" fo:break-before="auto" style:use-optimal-row-height="true"/>
    </style:style>
    <style:style style:name="ro2" style:family="table-row">
      <style:table-row-properties style:row-height="0.6736in" fo:break-before="auto" style:use-optimal-row-height="true"/>
    </style:style>
    <style:style style:name="ro3" style:family="table-row">
      <style:table-row-properties style:row-height="0.8909in" fo:break-before="auto" style:use-optimal-row-height="true"/>
    </style:style>
    <style:style style:name="ro4" style:family="table-row">
      <style:table-row-properties style:row-height="1.9382in" fo:break-before="auto" style:use-optimal-row-height="true"/>
    </style:style>
    <style:style style:name="ro5" style:family="table-row">
      <style:table-row-properties style:row-height="0.4555in" fo:break-before="auto" style:use-optimal-row-height="true"/>
    </style:style>
    <style:style style:name="ro6" style:family="table-row">
      <style:table-row-properties style:row-height="0.6319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1.6146in" fo:break-before="auto" style:use-optimal-row-height="false"/>
    </style:style>
    <style:style style:name="ro9" style:family="table-row">
      <style:table-row-properties style:row-height="1.1091in" fo:break-before="auto" style:use-optimal-row-height="true"/>
    </style:style>
    <style:style style:name="ro10" style:family="table-row">
      <style:table-row-properties style:row-height="1.5437in" fo:break-before="auto" style:use-optimal-row-height="true"/>
    </style:style>
    <style:style style:name="ro11" style:family="table-row">
      <style:table-row-properties style:row-height="4.0728in" fo:break-before="auto" style:use-optimal-row-height="true"/>
    </style:style>
    <style:style style:name="ro12" style:family="table-row">
      <style:table-row-properties style:row-height="1.9791in" fo:break-before="auto" style:use-optimal-row-height="true"/>
    </style:style>
    <style:style style:name="ro13" style:family="table-row">
      <style:table-row-properties style:row-height="0.2382in" fo:break-before="auto" style:use-optimal-row-height="true"/>
    </style:style>
    <style:style style:name="ro14" style:family="table-row">
      <style:table-row-properties style:row-height="3.0264in" fo:break-before="auto" style:use-optimal-row-height="true"/>
    </style:style>
    <style:style style:name="ro15" style:family="table-row">
      <style:table-row-properties style:row-height="1.7618in" fo:break-before="auto" style:use-optimal-row-height="true"/>
    </style:style>
    <style:style style:name="ro16" style:family="table-row">
      <style:table-row-properties style:row-height="4.1252in" fo:break-before="auto" style:use-optimal-row-height="true"/>
    </style:style>
    <style:style style:name="ro17" style:family="table-row">
      <style:table-row-properties style:row-height="1.5028in" fo:break-before="auto" style:use-optimal-row-height="true"/>
    </style:style>
    <style:style style:name="ro18" style:family="table-row">
      <style:table-row-properties style:row-height="1.0728in" fo:break-before="auto" style:use-optimal-row-height="false"/>
    </style:style>
    <style:style style:name="ro19" style:family="table-row">
      <style:table-row-properties style:row-height="0.8492in" fo:break-before="auto" style:use-optimal-row-height="true"/>
    </style:style>
    <style:style style:name="ro20" style:family="table-row">
      <style:table-row-properties style:row-height="1.5in" fo:break-before="auto" style:use-optimal-row-height="false"/>
    </style:style>
    <style:style style:name="ro21" style:family="table-row">
      <style:table-row-properties style:row-height="2.9429in" fo:break-before="auto" style:use-optimal-row-height="true"/>
    </style:style>
    <style:style style:name="ro22" style:family="table-row">
      <style:table-row-properties style:row-height="0.6043in" fo:break-before="auto" style:use-optimal-row-height="false"/>
    </style:style>
    <style:style style:name="ro23" style:family="table-row">
      <style:table-row-properties style:row-height="2.1555in" fo:break-before="auto" style:use-optimal-row-height="true"/>
    </style:style>
    <style:style style:name="ro24" style:family="table-row">
      <style:table-row-properties style:row-height="11.7953in" fo:break-before="auto" style:use-optimal-row-height="true"/>
    </style:style>
    <style:style style:name="ro25" style:family="table-row">
      <style:table-row-properties style:row-height="10.3957in" fo:break-before="auto" style:use-optimal-row-height="true"/>
    </style:style>
    <style:style style:name="ro26" style:family="table-row">
      <style:table-row-properties style:row-height="1.3264in" fo:break-before="auto" style:use-optimal-row-height="true"/>
    </style:style>
    <style:style style:name="ro27" style:family="table-row">
      <style:table-row-properties style:row-height="4.8193in" fo:break-before="auto" style:use-optimal-row-height="true"/>
    </style:style>
    <style:style style:name="ro28" style:family="table-row">
      <style:table-row-properties style:row-height="5.7728in" fo:break-before="auto" style:use-optimal-row-height="true"/>
    </style:style>
    <style:style style:name="ro29" style:family="table-row">
      <style:table-row-properties style:row-height="9.2661in" fo:break-before="auto" style:use-optimal-row-height="true"/>
    </style:style>
    <style:style style:name="ro30" style:family="table-row">
      <style:table-row-properties style:row-height="3.8555in" fo:break-before="auto" style:use-optimal-row-height="true"/>
    </style:style>
    <style:style style:name="ro31" style:family="table-row">
      <style:table-row-properties style:row-height="2.0311in" fo:break-before="auto" style:use-optimal-row-height="true"/>
    </style:style>
    <style:style style:name="ro32" style:family="table-row">
      <style:table-row-properties style:row-height="6.0425in" fo:break-before="auto" style:use-optimal-row-height="true"/>
    </style:style>
    <style:style style:name="ro33" style:family="table-row">
      <style:table-row-properties style:row-height="1.2437in" fo:break-before="auto" style:use-optimal-row-height="true"/>
    </style:style>
    <style:style style:name="ro34" style:family="table-row">
      <style:table-row-properties style:row-height="0.1917in" fo:break-before="auto" style:use-optimal-row-height="true"/>
    </style:style>
    <style:style style:name="ro35" style:family="table-row">
      <style:table-row-properties style:row-height="0.2189in" fo:break-before="auto" style:use-optimal-row-height="false"/>
    </style:style>
    <style:style style:name="ro36"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36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時間&quot;;&quot;日&quot;)" table:allow-empty-cell="true" table:display-list="unsorted" table:base-cell-address="Sheet4.G1"/>
        <table:content-validation table:name="val2" table:condition="of:cell-content-is-in-list(&quot;企業数&quot;;&quot;学生数&quot;;&quot;None&quot;)" table:allow-empty-cell="true" table:display-list="unsorted" table:base-cell-address="Sheet4.I1"/>
      </table:content-validations>
      <table:table table:name="Sheet4"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1019" table:default-cell-style-name="Default"/>
        <table:table-row table:style-name="ro1">
          <table:table-cell table:style-name="ce16" office:value-type="string" calcext:value-type="string">
            <text:p>求人情報・会社説明資料を入手したら翻訳</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1" office:value-type="string" calcext:value-type="string">
            <text:p>1. 入手方法：</text:p>
            <text:p>[SCP Admin画面]</text:p>
            <text:p>求人票：xseeds Hubイベント→企業→企業名にクリック→求人情報</text:p>
            <text:p>※イベントではなくマスターに入力する企業さんに対して、イベントの求人情報にコピーをして翻訳</text:p>
            <text:p>2. 説明資料アップ方法：</text:p>
            <text:p>[SCP Admin画面]</text:p>
            <text:p>説明資料：xseeds Hubイベント→企業→アップロード資料→翻訳したベトナム語版をアップロード</text:p>
            <text:p>注意点：翻訳〆切：応募開始の前日までに</text:p>
          </table:table-cell>
          <table:table-cell table:style-name="ce21" office:value-type="string" calcext:value-type="string">
            <text:p>・入手</text:p>
            <text:p>・説明資料アップ</text:p>
          </table:table-cell>
          <table:table-cell table:style-name="ce16" office:value-type="float" office:value="5" calcext:value-type="float">
            <text:p>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style-name="ce16" table:number-columns-repeated="2"/>
          <table:table-cell table:number-columns-repeated="1013"/>
        </table:table-row>
        <table:table-row table:style-name="ro2">
          <table:table-cell table:style-name="ce17" office:value-type="string" calcext:value-type="string">
            <text:p>選考ポイントまとめ、翻訳</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docs.google.com/spreadsheets/d/1SMZuuNNOuvxZqkls4GoTe1jQIGBBCMNJjIEkSa2gFsg/edit#gid=736168" xlink:type="simple">注意点：選考ポイントはSCPの企業のメモに記載される
URL:  選考ポイント例
https://docs.google.com/spreadsheets/d/1SMZuuNNOuvxZqkls4GoTe1jQIGBBCMNJjIEkSa2gFsg/edit#gid=736168
</text:a></text:p>
          </table:table-cell>
          <table:table-cell table:style-name="ce18" office:value-type="string" calcext:value-type="string">
            <text:p>・共有された選考ポイントを翻訳し、面接練習予約シートに貼る</text:p>
            <text:p>・書類選考の通過結果が出たら選考ポイントを通過学生に共有</text:p>
          </table:table-cell>
          <table:table-cell table:style-name="ce16" office:value-type="float" office:value="4" calcext:value-type="float">
            <text:p>4</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2">
          <table:table-cell table:style-name="ce18" office:value-type="string" calcext:value-type="string">
            <text:p>SCPでxseeds Hubイベントを作成</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scp-admin.sun-asterisk.com/#/job-fairs/63/basic/" xlink:type="simple">注意点：イベントの名前付けルール：20XX年XX月　Sun Asterisk 選考会
参考URL: Admin SCP
https://scp-admin.sun-asterisk.com/#/job-fairs/63/basic/</text:a></text:p>
          </table:table-cell>
          <table:table-cell table:style-name="ce21" office:value-type="string" calcext:value-type="string">
            <text:p>・日程選択を確認</text:p>
            <text:p>・内定誓約書・通知書テンプレートをアップロードを確認</text:p>
            <text:p>・ガイドブック更新を確認</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2">
          <table:table-cell table:style-name="ce18" office:value-type="string" calcext:value-type="string">
            <text:p>SCPに参加企業登録（初参加企業の場合）</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scp-admin.sun-asterisk.com/#/job-fairs/63/basic/" xlink:type="simple">　[SCPAdmin画面]　企業→企業追加
・申込書に基づき有料プラン・スカウト設定
スカウトタブ　→ON
有料の場合：プレミアム　→ON
※期間は申込書の記載を参照
・企業画面からスカウト対象確認
[SCPAdmin画面]　企業→Agent サイト閲覧のみ　
　・該当選考会に追加
[SCPAdmin画面]　
ジョブフェア→該当ジョブフェア→企業→企業追加　
・資料提出期限を設定　（営業チームと相談の上決める）
注意点：スカウト機能設定の際、下記のように注意：
2021年8月末日まで、
無料：2022年8月卒業者まで
有料：対象者は表示されない

2021年9月1日〜2022年2月末まで
無料：2022年8月卒業者まで
有料：2023年8月卒業者まで

2022年3月1日〜2022年8月末日まで
無料：2023年8月卒業者まで
有料：なし

2022年9月1日〜2023年2月末
無料：2023年8月卒業者まで
有料：2024年8月卒業者まで

参考URL: Admin SCP
https://scp-admin.sun-asterisk.com/#/job-fairs/63/basic/</text:a></text:p>
          </table:table-cell>
          <table:table-cell table:style-name="ce21" office:value-type="string" calcext:value-type="string">
            <text:p>・企業追加</text:p>
            <text:p>・該当選考会追加</text:p>
            <text:p>・資料提出期限設定</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3">
          <table:table-cell table:style-name="ce18" office:value-type="string" calcext:value-type="string">
            <text:p>SCPで企業の担当者アカウントを発行</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drive.google.com/file/d/1-AUm3ZkLcvQnqxmK-ifR0FnwNturR8gS/view?usp=sharing" xlink:type="simple">参考URL: 案内メール例
https://drive.google.com/file/d/1-AUm3ZkLcvQnqxmK-ifR0FnwNturR8gS/view?usp=sharing</text:a></text:p>
          </table:table-cell>
          <table:table-cell table:style-name="ce18" office:value-type="string" calcext:value-type="string">
            <text:p>・名前＋メアドは企業に確認</text:p>
            <text:p>・案内メール・メッセージ送付</text:p>
            <text:p>・[SCPAdmin画面] 企業→企業名にクリック→アカウント→アカウント追加</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4">
          <table:table-cell table:style-name="ce18" office:value-type="string" calcext:value-type="string">
            <text:p>企業との事前打ち合わせに営業担当者と同席</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18" office:value-type="string" calcext:value-type="string">
            <text:p><text:span text:style-name="T2">営業担当者と一緒にチェックリストを確認</text:span></text:p>
            <text:p><text:span text:style-name="T2">注意点：実施時間は企業の都合に合わせ</text:span></text:p>
            <text:p><text:span text:style-name="T2">外部通訳の場合、実施無し</text:span></text:p>
            <text:p/>
            <text:p><text:span text:style-name="T2">関連者: 営業担当者と連携</text:span></text:p>
          </table:table-cell>
          <table:table-cell table:style-name="ce18" office:value-type="string" calcext:value-type="string">
            <text:p/>
            <text:p>・企業の要求を確認、日程調整（全体スケジュール及び当日の面接スケジュール）　</text:p>
            <text:p>・通訳との顔合わせ、説明会リハーサル（通訳の日程により別の打ち合わせを設ける場合もある）</text:p>
            <text:p>・書類選考、事前課題有無の確認</text:p>
            <text:p>・SCPの案内</text:p>
            <text:p>・その他確認（求人情報、内定通知書・誓約書の内容、説明会実施方法など）</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5">
          <table:table-cell table:style-name="ce18" office:value-type="string" calcext:value-type="string">
            <text:p>xseeds Hubフォルダとxseeds Hub板を作成</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www.chatwork.com/g/dcydqpsfrxo9qh" xlink:type="simple">概要に情報追記、TC, SJP, 通訳者, xseeds Hub担当者/各大学のリーダーなどの関係者を追加
注意点：営業チームとの定例会で営業担当者から情報を共有してもらう
CWの名前付けルール：20XX年XX月　Sun Asterisk 選考会[int]xseeds Hub 20XX年XX月XX~XX 選考会運営

参考URL: https://www.chatwork.com/g/dcydqpsfrxo9qh</text:a></text:p>
          </table:table-cell>
          <table:table-cell table:style-name="ce18" office:value-type="string" calcext:value-type="string">
            <text:p>・学年度に応じてxseeds Hubフォルダを作成</text:p>
            <text:p>・企業の参加内示が出たらCWにてxseeds Hub板を作成</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5">
          <table:table-cell table:style-name="ce18" office:value-type="string" calcext:value-type="string">
            <text:p>参加企業の申込書管理</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drive.google.com/drive/folders/1lCGagulTEqpNdCR4pkW3IQb56WjHZ6J8" xlink:type="simple">企業担当者からもらった申込書を確認・保存

関連者：営業担当者と連携

参考URL：申込書格納フォルダ
https://drive.google.com/drive/folders/1lCGagulTEqpNdCR4pkW3IQb56WjHZ6J8
・申込書管理ファイル：
https://docs.google.com/spreadsheets/d/1RU_0ENHUewNhxqVJGFD3skTdDUsbxevGYJY56JBaKFc/edit?pli=1#gid=0</text:a></text:p>
          </table:table-cell>
          <table:table-cell table:style-name="ce18" office:value-type="string" calcext:value-type="string">
            <text:p>・管理フォルダにスキャンデータを保存</text:p>
            <text:p>・申込書管理ファイルに情報入力</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6">
          <table:table-cell table:style-name="ce18" office:value-type="string" calcext:value-type="string">
            <text:p>説明会＋面接の通訳手配：社内メンバーの依頼</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docs.google.com/spreadsheets/d/1_TYZXD4c5bdxTb1ZNbJ--Dc6DGCmoKXi2ZkYMZLuhlE/edit#gid=0" xlink:type="simple">注意点：基本的には1社に応じて1名の通訳を手配する
関連者：営業担当者と相談した上決める
参考URL：
・通訳者リスト：
https://docs.google.com/spreadsheets/d/1_TYZXD4c5bdxTb1ZNbJ--Dc6DGCmoKXi2ZkYMZLuhlE/edit#gid=0
・通訳向けタスクリスト：
https://docs.google.com/spreadsheets/d/1Fdc4r_1tobwb95BWeKIKjmCBlrj1JHfgiCEF5FJ-sfE/edit#gid=0</text:a></text:p>
          </table:table-cell>
          <table:table-cell table:style-name="ce18" office:value-type="string" calcext:value-type="string">
            <text:p>・xseeds Hub情報共有（日程、資料など）</text:p>
            <text:p/>
            <text:p>・通訳のSCPアカウント発行 (Adminアカウント-ユーザー権限）</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2">
          <table:table-cell table:style-name="ce18" office:value-type="string" calcext:value-type="string">
            <text:p>説明会＋面接の通訳手配：社内で調整出来ない場合、外部へ委託</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docs.google.com/spreadsheets/d/1tkSjOvhjGg-BAlD7Lb5yPUIZRyVb39s0/edit#gid=663214972" xlink:type="simple">注意点：２名以上の通訳を依頼したい場合、追加の1名ずつ5万円を企業さんに請
参考URL：テスト流れ
https://docs.google.com/spreadsheets/d/1tkSjOvhjGg-BAlD7Lb5yPUIZRyVb39s0/edit#gid=663214972</text:a></text:p>
          </table:table-cell>
          <table:table-cell table:style-name="ce18" office:value-type="string" calcext:value-type="string">
            <text:p>・通訳会社へ発注</text:p>
            <text:p>・通訳テストを実施</text:p>
            <text:p>・社内メンバー同様に情報共有</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7">
          <table:table-cell table:style-name="ce18" office:value-type="string" calcext:value-type="string">
            <text:p>進捗管理ファイル（マスターファイル）作成</text:p>
            <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text:a xlink:href="https://docs.google.com/spreadsheets/d/1hwJLiXBg2fiukKe1r1pl_nXb5rSglRYvqZhZAvewKXQ/edit#gid=1529418991" xlink:type="simple">全体スケジュールや期限など記載して新しい情報があれば更新（資料提出、企業別担当者名、その他）
xseeds Hub運営板の概要にリンク貼っておく

参考URL：進捗管理ファイル
https://docs.google.com/spreadsheets/d/1hwJLiXBg2fiukKe1r1pl_nXb5rSglRYvqZhZAvewKXQ/edit#gid=1529418991</text:a></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7">
          <table:table-cell table:style-name="ce18" office:value-type="string" calcext:value-type="string">
            <text:p>xseedsHub情報のキャッチアップ</text:p>
          </table:table-cell>
          <table:table-cell table:style-name="ce16" office:value-type="string" calcext:value-type="string">
            <text:p>開催日程・参加企業確定</text:p>
          </table:table-cell>
          <table:table-cell table:style-name="ce18" office:value-type="string" calcext:value-type="string">
            <text:p>Xseeds担当者_ALL</text:p>
          </table:table-cell>
          <table:table-cell table:style-name="ce23" office:value-type="string" calcext:value-type="string">
            <text:p>各xseedsHubイベントのCW板に入る</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None</text:p>
          </table:table-cell>
          <table:table-cell table:number-columns-repeated="1015"/>
        </table:table-row>
        <table:table-row table:style-name="ro5">
          <table:table-cell table:style-name="ce18" office:value-type="string" calcext:value-type="string">
            <text:p>xseedsHub選考会日程と面接対策日程を共有</text:p>
          </table:table-cell>
          <table:table-cell table:style-name="ce16" office:value-type="string" calcext:value-type="string">
            <text:p>開催日程・参加企業確定</text:p>
          </table:table-cell>
          <table:table-cell table:style-name="ce18" office:value-type="string" calcext:value-type="string">
            <text:p>Xseeds担当者リーダ</text:p>
          </table:table-cell>
          <table:table-cell table:style-name="ce18" office:value-type="string" calcext:value-type="string">
            <text:p>xseedsHub選考会日程と面接対策日程を共有</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None</text:p>
          </table:table-cell>
          <table:table-cell table:number-columns-repeated="1015"/>
        </table:table-row>
        <table:table-row table:style-name="ro8">
          <table:table-cell table:style-name="ce18" office:value-type="string" calcext:value-type="string">
            <text:p>ジョブフェア関連確認</text:p>
            <text:p/>
            <text:p/>
            <text:p/>
            <text:p/>
          </table:table-cell>
          <table:table-cell table:style-name="ce16" office:value-type="string" calcext:value-type="string">
            <text:p>開催日程・参加企業確定</text:p>
          </table:table-cell>
          <table:table-cell table:style-name="ce20" office:value-type="string" calcext:value-type="string">
            <text:p>企業担当者</text:p>
          </table:table-cell>
          <table:table-cell table:style-name="ce18" office:value-type="string" calcext:value-type="string">
            <text:p> ・全体スケジュールで期限を確認</text:p>
            <text:p>進捗管理シートのD列（期限）を確認</text:p>
            <text:p>進捗管理シート：https://docs.google.com/spreadsheets/d/1hwJLiXBg2fiukKe1r1pl_nXb5rSglRYvqZhZAvewKXQ/edit#gid=1529418991 </text:p>
            <text:p> ・ジョブフェア参加企業を確認</text:p>
            <text:p>ジョブフェアに参加する全企業の名前を進捗管理シートの2行（参加企業）で確認する</text:p>
            <text:p>進捗管理シート：https://docs.google.com/spreadsheets/d/1hwJLiXBg2fiukKe1r1pl_nXb5rSglRYvqZhZAvewKXQ/edit#gid=1529418991</text:p>
            <text:p>・申込書回収</text:p>
            <text:p>・会社＆求人情報のSCP入力</text:p>
            <text:p>・会社説明会資料のSCPアップ</text:p>
            <text:p>・企業関係者との事前MTG日程</text:p>
            <text:p>・（TCチーム・JF担当向け）企業説明会</text:p>
            <text:p>・応募（募集）期間</text:p>
            <text:p>・（候補者向け）会社説明会の実施日</text:p>
            <text:p>・書類選考期間</text:p>
            <text:p>・事前課題の日程（発表日と回答期間）</text:p>
            <text:p>・1次選考日</text:p>
            <text:p>・1次選考の結果発表日（選考日から3日以内）</text:p>
            <text:p>・2次選考日</text:p>
            <text:p>・2次選考の結果発表日 </text:p>
            <text:p> ・企業側関係者の名前とポジションがわかる</text:p>
            <text:p>進捗管理シートの6行（企業担当者）を確認</text:p>
            <text:p>https://docs.google.com/spreadsheets/d/1hwJLiXBg2fiukKe1r1pl_nXb5rSglRYvqZhZAvewKXQ/edit?usp=sharing</text:p>
            <text:p> </text:p>
            <text:p> ・Sun*サービスでの取引実績（開発、JFなど）を確認する</text:p>
            <text:p>進捗管理シートの7行（Sun*過去取引実績）を確認</text:p>
            <text:p>https://docs.google.com/spreadsheets/d/1hwJLiXBg2fiukKe1r1pl_nXb5rSglRYvqZhZAvewKXQ/edit?usp=sharing </text:p>
            <text:p>・過去のジョブフェア時の情報（内定者、渡日者、過去JFでの面接内容など）</text:p>
            <text:p> ・SCP、会社ウェブサイトで求人票を確認</text:p>
            <text:p>・SCPに入力された募集要項を確認する</text:p>
            <text:p>・会社ウェブサイトを確認する</text:p>
            <text:p>・会社採用ページ、Wantedlyページの確認する</text:p>
          </table:table-cell>
          <table:table-cell table:style-name="ce18" office:value-type="string" calcext:value-type="string">
            <text:p>・全体スケジュールで期限を確認</text:p>
            <text:p>・ジョブフェア参加企業を確認</text:p>
            <text:p>・企業担当者を確認</text:p>
            <text:p>・Sun*過去取引実績を確認</text:p>
            <text:p>・SCPの企業情報を確認</text:p>
            <text:p>・SCP、会社ウェブサイトで求人票を確認</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3">
          <table:table-cell table:style-name="ce18" office:value-type="string" calcext:value-type="string">
            <text:p>外国人受入の対応施策についてSCPに記載</text:p>
          </table:table-cell>
          <table:table-cell table:style-name="ce16" office:value-type="string" calcext:value-type="string">
            <text:p>開催日程・参加企業確定</text:p>
          </table:table-cell>
          <table:table-cell table:style-name="ce17" office:value-type="string" calcext:value-type="string">
            <text:p>企業担当者</text:p>
          </table:table-cell>
          <table:table-cell table:style-name="ce18" office:value-type="string" calcext:value-type="string">
            <text:p>外国人受入の対応施策についてSCPに記載</text:p>
          </table:table-cell>
          <table:table-cell table:style-name="ce18" office:value-type="string" calcext:value-type="string">
            <text:p>・航空券支給の有無</text:p>
            <text:p>・渡日準備金の有無</text:p>
            <text:p>・在留許可申請の対応方法</text:p>
            <text:p>・渡日後の住宅手配方法</text:p>
          </table:table-cell>
          <table:table-cell table:style-name="ce16" office:value-type="float" office:value="3" calcext:value-type="float">
            <text:p>3</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9">
          <table:table-cell table:style-name="ce18" office:value-type="string" calcext:value-type="string">
            <text:p>コミュニケーション方法の確立</text:p>
          </table:table-cell>
          <table:table-cell table:style-name="ce16" office:value-type="string" calcext:value-type="string">
            <text:p>開催日程・参加企業確定</text:p>
          </table:table-cell>
          <table:table-cell table:style-name="ce17" office:value-type="string" calcext:value-type="string">
            <text:p>企業担当者</text:p>
          </table:table-cell>
          <table:table-cell table:style-name="ce18" office:value-type="string" calcext:value-type="string">
            <text:p>進捗管理シートの12行（コミュニケーション方法の確立）を確認</text:p>
            <text:p>企業側関係者とTCチーム・企業担当者が直接コミュニケーションがとれる状態</text:p>
            <text:p>例）Chatwork, Slack, FB messenger...</text:p>
            <text:p>※ただしTeamsを希望される場合はメールにすること</text:p>
          </table:table-cell>
          <table:table-cell table:style-name="ce18"/>
          <table:table-cell table:style-name="ce16" office:value-type="float" office:value="4" calcext:value-type="float">
            <text:p>4</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5">
          <table:table-cell table:style-name="ce18" office:value-type="string" calcext:value-type="string">
            <text:p>選考会開催に必要な情報の抜け・漏れの洗い出し</text:p>
          </table:table-cell>
          <table:table-cell table:style-name="ce16" office:value-type="string" calcext:value-type="string">
            <text:p>開催日程・参加企業確定</text:p>
          </table:table-cell>
          <table:table-cell table:style-name="ce17" office:value-type="string" calcext:value-type="string">
            <text:p>企業担当者</text:p>
          </table:table-cell>
          <table:table-cell table:style-name="ce18" office:value-type="string" calcext:value-type="string">
            <text:p>TCチームに該当CW内で確認依頼をする</text:p>
          </table:table-cell>
          <table:table-cell table:style-name="ce18"/>
          <table:table-cell table:style-name="ce16" office:value-type="float" office:value="4" calcext:value-type="float">
            <text:p>4</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10">
          <table:table-cell table:style-name="ce18" office:value-type="string" calcext:value-type="string">
            <text:p>xseedsHubインプットMTG</text:p>
          </table:table-cell>
          <table:table-cell table:style-name="ce16" office:value-type="string" calcext:value-type="string">
            <text:p>開催日程・参加企業確定</text:p>
          </table:table-cell>
          <table:table-cell table:style-name="ce18" office:value-type="string" calcext:value-type="string">
            <text:p>Xseeds担当者リーダ</text:p>
          </table:table-cell>
          <table:table-cell table:style-name="ce18" office:value-type="string" calcext:value-type="string">
            <text:p>インプットMTGが会社説明会以前に設定されている</text:p>
            <text:p>Xseeds担当者リーダがMTG前に営業側に伝えている</text:p>
            <text:p>SCP企業メモ欄にMTGで共有された以下の情報を記入する</text:p>
            <text:p>- 企業情報(基本情報と魅力)</text:p>
            <text:p>- 求人情報</text:p>
            <text:p>- 選考ポイント(どんな人が評価されるのか)</text:p>
            <text:p>- 面接対策での具体的な戦略</text:p>
          </table:table-cell>
          <table:table-cell table:style-name="ce18" office:value-type="string" calcext:value-type="string">
            <text:p>・日程調整</text:p>
            <text:p>・企業情報,選考ポイントについての不明点を営業側に伝える</text:p>
            <text:p>・MTG内容共有</text:p>
          </table:table-cell>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11">
          <table:table-cell table:style-name="ce18" office:value-type="string" calcext:value-type="string">
            <text:p>(JF担当者向け)JFインプットMTG</text:p>
          </table:table-cell>
          <table:table-cell table:style-name="ce16" office:value-type="string" calcext:value-type="string">
            <text:p>開催日程・参加企業確定</text:p>
          </table:table-cell>
          <table:table-cell table:style-name="ce17" office:value-type="string" calcext:value-type="string">
            <text:p>企業担当者</text:p>
          </table:table-cell>
          <table:table-cell table:style-name="ce18" office:value-type="string" calcext:value-type="string">
            <text:p>MTGを開催し、営業から「企業担当とJF担当者」に参加企業の魅力や注意事項を伝える</text:p>
            <text:p>■目的</text:p>
            <text:p>学生とコミュニケーションをとる現場側（主にJF担当者）が、下記4つを理解することを目的とする。</text:p>
            <text:p>・企業情報（基礎情報と魅力）</text:p>
            <text:p>・求人情報</text:p>
            <text:p>・選考ポイント（どんな人が評価されるのか）</text:p>
            <text:p>・面接対策での具体的な戦略</text:p>
            <text:p/>
            <text:p>■営業＆企業担当者</text:p>
            <text:p>・上記の内容の整理、過不足をなくす</text:p>
            <text:p/>
            <text:p>■JF担当者</text:p>
            <text:p>SCPに記載のある下記情報を確認して参加する</text:p>
            <text:p>・企業情報</text:p>
            <text:p>・求人情報</text:p>
            <text:p>・企業担当者のメモの確認</text:p>
            <text:p>・営業＆企業担当者にききたい質問</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12">
          <table:table-cell table:style-name="ce18" office:value-type="string" calcext:value-type="string">
            <text:p>選考会情報展開</text:p>
          </table:table-cell>
          <table:table-cell table:style-name="ce16" office:value-type="string" calcext:value-type="string">
            <text:p>募集開始</text:p>
          </table:table-cell>
          <table:table-cell table:style-name="ce17" office:value-type="string" calcext:value-type="string">
            <text:p>Xseeds管理者</text:p>
          </table:table-cell>
          <table:table-cell table:style-name="ce18" office:value-type="string" calcext:value-type="string">
            <text:p>投稿の内容：</text:p>
            <text:p>・参加企業情報（名前、ホームページなど）</text:p>
            <text:p>・xseeds Hub日程</text:p>
            <text:p>・申込期限、説明会実施日（あれば）</text:p>
            <text:p>・事前課題内容、提出期限（あれば）</text:p>
            <text:p>・その他資料など（会社紹介資料など）</text:p>
            <text:p>・SCPチェックリスト作成・展開</text:p>
            <text:p>注意点：学生に知らせる〆切は必ず企業に共有する募集〆切より営業日5日くらい早めにすること</text:p>
          </table:table-cell>
          <table:table-cell table:style-name="ce18" office:value-type="string" calcext:value-type="string">
            <text:p>・SCP上の申込を開始し</text:p>
            <text:p>・対象のFBグループに投稿</text:p>
          </table:table-cell>
          <table:table-cell table:style-name="ce16" office:value-type="float" office:value="4" calcext:value-type="float">
            <text:p>4</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3">
          <table:table-cell table:style-name="ce18" office:value-type="string" calcext:value-type="string">
            <text:p>募集段階でGEU全員に情報共有</text:p>
          </table:table-cell>
          <table:table-cell table:style-name="ce16" office:value-type="string" calcext:value-type="string">
            <text:p>募集開始</text:p>
          </table:table-cell>
          <table:table-cell table:style-name="ce17" office:value-type="string" calcext:value-type="string">
            <text:p>Xseeds管理者</text:p>
          </table:table-cell>
          <table:table-cell table:style-name="ce18" office:value-type="string" calcext:value-type="string">
            <text:p>xseeds Hub日程、参加企業、採用対象などの情報をGEUALL板に共有</text:p>
            <text:p>xseeds Hubカレンダーを以下の情報を追加</text:p>
            <text:p>・参加企業</text:p>
            <text:p>・面接日程</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13">
          <table:table-cell table:style-name="ce18" office:value-type="string" calcext:value-type="string">
            <text:p>募集段階で関係者(BA・Infra)に周知</text:p>
          </table:table-cell>
          <table:table-cell table:style-name="ce16" office:value-type="string" calcext:value-type="string">
            <text:p>募集開始</text:p>
          </table:table-cell>
          <table:table-cell table:style-name="ce17" office:value-type="string" calcext:value-type="string">
            <text:p>Xseeds管理者</text:p>
          </table:table-cell>
          <table:table-cell table:style-name="ce22" office:value-type="string" calcext:value-type="string">
            <text:p><text:a xlink:href="https://docs.google.com/spreadsheets/d/1r8aLx1gAnlXr__ZzS0GJW27zla3wdQr-EV-dDFuy6GY/edit#gid=626806012" xlink:type="simple">xseeds Hub日程をBAに共有
以下の情報を共有
・開催日、時間
・会議室
・他の工事（特にインターネット）やイベントと被ってるかどうか確認
関連者：
　・BAと連携
　　[int] BA + TC板
　・Infraと連携
　　TC INFRA 板
参考URL：メッセージテンプレート
https://docs.google.com/spreadsheets/d/1r8aLx1gAnlXr__ZzS0GJW27zla3wdQr-EV-dDFuy6GY/edit#gid=626806012</text:a></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13">
          <table:table-cell table:style-name="ce18" office:value-type="string" calcext:value-type="string">
            <text:p>SCP上のCVチェック・添削</text:p>
          </table:table-cell>
          <table:table-cell table:style-name="ce16" office:value-type="string" calcext:value-type="string">
            <text:p>SCP公開準備・面接練習</text:p>
          </table:table-cell>
          <table:table-cell table:style-name="ce17" office:value-type="string" calcext:value-type="string">
            <text:p>Xseeds管理者</text:p>
          </table:table-cell>
          <table:table-cell table:style-name="ce22" office:value-type="string" calcext:value-type="string">
            <text:p><text:a xlink:href="https://docs.google.com/spreadsheets/d/1s-Bt4YKGLNC_2AayFaIX65odg6MHoe7iwZFslaJfEmg/edit#gid=965148804" xlink:type="simple">初参加学生のアカウント発行、成績入力
チェックリストに入力した学生に対してチェック・フィードバック (TC+ VN教師）
注意点：SCPについて「⑥SCP上レジュメ作成・添削」を参照
関連者：教師チームと連携
参考URL：セルフチェックリスト
https://docs.google.com/spreadsheets/d/1s-Bt4YKGLNC_2AayFaIX65odg6MHoe7iwZFslaJfEmg/edit#gid=965148804</text:a></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学生数</text:p>
          </table:table-cell>
          <table:table-cell table:number-columns-repeated="1015"/>
        </table:table-row>
        <table:table-row table:style-name="ro9">
          <table:table-cell table:style-name="ce18" office:value-type="string" calcext:value-type="string">
            <text:p>1回目面接練習展開・フォロー</text:p>
          </table:table-cell>
          <table:table-cell table:style-name="ce16" office:value-type="string" calcext:value-type="string">
            <text:p>SCP公開準備・面接練習</text:p>
          </table:table-cell>
          <table:table-cell table:style-name="ce17" office:value-type="string" calcext:value-type="string">
            <text:p>Xseeds管理者</text:p>
          </table:table-cell>
          <table:table-cell table:style-name="ce24" office:value-type="string" calcext:value-type="string">
            <text:p><text:a xlink:href="https://docs.google.com/spreadsheets/d/1_lKFiGEj3xcUXzXzjksH73qH4-cJk9VcrdNgn2Oba88/edit#gid=938675645" xlink:type="simple">作成・展開のタイミングは全体日程に応じて調整
準備の案内として評価シートのベトナム語版も展開
スカラシップ学生を参加してもらうようにしっかりとフォロー（２回目～4回目も同様）
関連者：教師チームと連携

参考URL：マニュアル
https://docs.google.com/spreadsheets/d/1_lKFiGEj3xcUXzXzjksH73qH4-cJk9VcrdNgn2Oba88/edit#gid=938675645
・CW板
https://www.chatwork.com/g/btaqpw8x2l2n66</text:a></text:p>
          </table:table-cell>
          <table:table-cell table:style-name="ce18" office:value-type="string" calcext:value-type="string">
            <text:p>・注意点シート内容作成・更新</text:p>
            <text:p>・予約シート作成（学生用・面接官用）</text:p>
            <text:p>・FBグループにて学生に展開・督促</text:p>
            <text:p>・その他全体フォロー（学生への準備案内、CWグループへの参加確認、緊急連絡のサポートなど）</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学生数</text:p>
          </table:table-cell>
          <table:table-cell table:number-columns-repeated="1015"/>
        </table:table-row>
        <table:table-row table:style-name="ro13">
          <table:table-cell table:style-name="ce18" office:value-type="string" calcext:value-type="string">
            <text:p>事前課題・コーディングテスト実施</text:p>
          </table:table-cell>
          <table:table-cell table:style-name="ce16" office:value-type="string" calcext:value-type="string">
            <text:p>SCP公開準備・面接練習</text:p>
          </table:table-cell>
          <table:table-cell table:style-name="ce17" office:value-type="string" calcext:value-type="string">
            <text:p>Xseeds管理者</text:p>
          </table:table-cell>
          <table:table-cell table:style-name="ce22" office:value-type="string" calcext:value-type="string">
            <text:p><text:a xlink:href="https://docs.google.com/spreadsheets/d/1r8aLx1gAnlXr__ZzS0GJW27zla3wdQr-EV-dDFuy6GY/edit#gid=1637624690" xlink:type="simple">事前課題やテストなどがあれば学生に展開・督促・集約
FBグループにて案内・フォロー

参考URL：FBグループリスト
https://docs.google.com/spreadsheets/d/1r8aLx1gAnlXr__ZzS0GJW27zla3wdQr-EV-dDFuy6GY/edit#gid=1637624690</text:a></text:p>
          </table:table-cell>
          <table:table-cell table:style-name="ce18"/>
          <table:table-cell table:style-name="ce16" office:value-type="float" office:value="7" calcext:value-type="float">
            <text:p>7</text:p>
          </table:table-cell>
          <table:table-cell table:style-name="ce16" table:content-validation-name="val1" office:value-type="string" calcext:value-type="string">
            <text:p>日</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13">
          <table:table-cell table:style-name="ce18" office:value-type="string" calcext:value-type="string">
            <text:p>企業をアピールする為に情報を提供 (あれば）</text:p>
          </table:table-cell>
          <table:table-cell table:style-name="ce16" office:value-type="string" calcext:value-type="string">
            <text:p>SCP公開準備・面接練習</text:p>
          </table:table-cell>
          <table:table-cell table:style-name="ce17" office:value-type="string" calcext:value-type="string">
            <text:p>Xseeds管理者</text:p>
          </table:table-cell>
          <table:table-cell table:style-name="ce22" office:value-type="string" calcext:value-type="string">
            <text:p><text:a xlink:href="https://docs.google.com/spreadsheets/d/1r8aLx1gAnlXr__ZzS0GJW27zla3wdQr-EV-dDFuy6GY/edit#gid=1491848201" xlink:type="simple">FBグループにて、下記の情報があれば学生に共有
・ベトナム人採用実績
・先輩からのレビュー
・企業の人間の感想（TCの接した経験から）
・勤務地の地方の紹介
など

参考URL：投稿の例
https://docs.google.com/spreadsheets/d/1r8aLx1gAnlXr__ZzS0GJW27zla3wdQr-EV-dDFuy6GY/edit#gid=1491848201</text:a></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5">
          <table:table-cell table:style-name="ce18" office:value-type="string" calcext:value-type="string">
            <text:p>SCP公開準備・面接練習段階で各種締切のリマインド</text:p>
          </table:table-cell>
          <table:table-cell table:style-name="ce16" office:value-type="string" calcext:value-type="string">
            <text:p>SCP公開準備・面接練習</text:p>
          </table:table-cell>
          <table:table-cell table:style-name="ce17" office:value-type="string" calcext:value-type="string">
            <text:p>Xseeds管理者</text:p>
          </table:table-cell>
          <table:table-cell table:style-name="ce22" office:value-type="string" calcext:value-type="string">
            <text:p><text:a xlink:href="https://docs.google.com/spreadsheets/d/1r8aLx1gAnlXr__ZzS0GJW27zla3wdQr-EV-dDFuy6GY/edit#gid=1849942277" xlink:type="simple">申込、ＳＣＰチェック、面接練習、事前課題の締め切りなど

参考URL：リマインド投稿の例
https://docs.google.com/spreadsheets/d/1r8aLx1gAnlXr__ZzS0GJW27zla3wdQr-EV-dDFuy6GY/edit#gid=1849942277</text:a></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14">
          <table:table-cell table:style-name="ce18" office:value-type="string" calcext:value-type="string">
            <text:p>SCPセルフチェック</text:p>
          </table:table-cell>
          <table:table-cell table:style-name="ce16" office:value-type="string" calcext:value-type="string">
            <text:p>SCP公開準備・面接練習</text:p>
          </table:table-cell>
          <table:table-cell table:style-name="ce17" office:value-type="string" calcext:value-type="string">
            <text:p>Xseeds担当者リーダ</text:p>
          </table:table-cell>
          <table:table-cell table:style-name="ce18" office:value-type="string" calcext:value-type="string">
            <text:p> ・企業説明会運営</text:p>
            <text:p>xseedsHub管理者に➋SCPセルフチェックリストを作成依頼：➋SCPセルフチェックリストが完成している</text:p>
            <text:p>xseedsHub管理者に学生へのSCPセルフチェック指示を依頼：xseedsHub管理者が学生へ以下のように指示をしている</text:p>
            <text:p>‐既にレビューを受けた学生も「書き換えた点があれば」毎回必ずセルフチェックすること</text:p>
            <text:p>‐前回レビューを受け、かつ今回書き換えていない学生もリストには記入すること</text:p>
            <text:p> </text:p>
            <text:p> ・SCPレビュー対象決定</text:p>
            <text:p>各大学の判断基準によりレビュー対象決定する </text:p>
            <text:p> ・自拠点の学生にセルフチェックを指示</text:p>
            <text:p>xseedsHub担当者が自拠点の学生にセルフチェックを指示 </text:p>
          </table:table-cell>
          <table:table-cell table:style-name="ce18" office:value-type="string" calcext:value-type="string">
            <text:p>・企業説明会運営</text:p>
            <text:p>・SCPレビュー対象決定</text:p>
            <text:p>・自拠点の学生にセルフチェックを指示</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15">
          <table:table-cell table:style-name="ce18" office:value-type="string" calcext:value-type="string">
            <text:p>面接練習1回目前のタスク完成・Xseeds担当者リーダ</text:p>
          </table:table-cell>
          <table:table-cell table:style-name="ce16" office:value-type="string" calcext:value-type="string">
            <text:p>SCP公開準備・面接練習</text:p>
          </table:table-cell>
          <table:table-cell table:style-name="ce18" office:value-type="string" calcext:value-type="string">
            <text:p>Xseeds担当者リーダ</text:p>
          </table:table-cell>
          <table:table-cell table:style-name="ce18" office:value-type="string" calcext:value-type="string">
            <text:p>❺面接練習1回目予約シート(学生用)が完成している</text:p>
            <text:p>面接官全員に編集権限が付与されている</text:p>
            <text:p>xseedsHub担当者が面接練習1回目の参加学生数について把握している</text:p>
            <text:p>xseedsHub担当者が面接練習1回目の各大学,TCへの割り振り数を把握している</text:p>
            <text:p>追加xseedsHub担当者をアサインし、該当CWに追加した</text:p>
            <text:p>❺面接練習1回目予約シートに名前,meet URL,評価シートURLを記入した</text:p>
            <text:p>(できるだけ)他大学の学生を担当している</text:p>
          </table:table-cell>
          <table:table-cell table:style-name="ce18" office:value-type="string" calcext:value-type="string">
            <text:p>・xseedsHub管理者に❺面接練習1回目予約シート(学生用)を作成依頼</text:p>
            <text:p>・xseedsHub管理者に面接練習1回目学生への案内を依頼</text:p>
            <text:p>・参加学生数決定</text:p>
            <text:p>・各大学への割り振り数決定</text:p>
            <text:p>・追加xseedsHub担当をアサイン</text:p>
            <text:p>・面接担当決定</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5">
          <table:table-cell table:style-name="ce18" office:value-type="string" calcext:value-type="string">
            <text:p>面接練習1回目前のタスク完成・xseedsHub担当者</text:p>
          </table:table-cell>
          <table:table-cell table:style-name="ce16" office:value-type="string" calcext:value-type="string">
            <text:p>SCP公開準備・面接練習</text:p>
          </table:table-cell>
          <table:table-cell table:style-name="ce18" office:value-type="string" calcext:value-type="string">
            <text:p>Xseeds担当者_ALL</text:p>
          </table:table-cell>
          <table:table-cell table:style-name="ce18" office:value-type="string" calcext:value-type="string">
            <text:p>xseedsHub担当者が自拠点の学生に面接練習1回目を案内</text:p>
            <text:p>面接練習免除学生把握</text:p>
          </table:table-cell>
          <table:table-cell table:style-name="ce18" office:value-type="string" calcext:value-type="string">
            <text:p>・面接練習免除学生数記入</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5">
          <table:table-cell table:style-name="ce18" office:value-type="string" calcext:value-type="string">
            <text:p>会社説明会実施日の前日・当日に日程リマインド・URL共有</text:p>
          </table:table-cell>
          <table:table-cell table:style-name="ce20" office:value-type="string" calcext:value-type="string">
            <text:p>会社説明会準備</text:p>
          </table:table-cell>
          <table:table-cell table:style-name="ce17" office:value-type="string" calcext:value-type="string">
            <text:p>Xseeds管理者</text:p>
          </table:table-cell>
          <table:table-cell table:style-name="ce22" office:value-type="string" calcext:value-type="string">
            <text:p><text:a xlink:href="https://docs.google.com/spreadsheets/d/1r8aLx1gAnlXr__ZzS0GJW27zla3wdQr-EV-dDFuy6GY/edit#gid=1101682089" xlink:type="simple">実施日の前日・当日にFBグループにて日程リマインド・URL共有

参考URL：リマインド投稿の例
https://docs.google.com/spreadsheets/d/1r8aLx1gAnlXr__ZzS0GJW27zla3wdQr-EV-dDFuy6GY/edit#gid=1101682089</text:a></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13">
          <table:table-cell table:style-name="ce18" office:value-type="string" calcext:value-type="string">
            <text:p>会社説明会ＵＲＬ発行・送付</text:p>
          </table:table-cell>
          <table:table-cell table:style-name="ce20" office:value-type="string" calcext:value-type="string">
            <text:p>会社説明会準備</text:p>
          </table:table-cell>
          <table:table-cell table:style-name="ce17" office:value-type="string" calcext:value-type="string">
            <text:p>Xseeds管理者</text:p>
          </table:table-cell>
          <table:table-cell table:style-name="ce22" office:value-type="string" calcext:value-type="string">
            <text:p><text:a xlink:href="https://docs.google.com/spreadsheets/d/1D_ryyMOyhZszO3kDA9DIxWMWGpI7dKndkeT4eNMKwvg/edit#gid=0" xlink:type="simple">説明会のＵＲＬを発行（5社以上はズームプロアカウント転換後発行）
メール、スラックなど企業との連絡ツールにて説明会のＵＲＬを共有
開始15分前の事前打ち合わせ依頼
注意点：4社までは下記のプロアカウントを利用
TC Ngan
GEU Zoom A + Zoom B + Zoom C

関連者：営業担当者と連

参考URL：Zoom acc (E欄)
https://docs.google.com/spreadsheets/d/1D_ryyMOyhZszO3kDA9DIxWMWGpI7dKndkeT4eNMKwvg/edit#gid=0
・文例　3行目
https://docs.google.com/spreadsheets/d/1tALR3vh3JXPaKNtePwLoS7dpMW1wXIXs_3kKsDuoYeY/edit#gid=0</text:a></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5">
          <table:table-cell table:style-name="ce18" office:value-type="string" calcext:value-type="string">
            <text:p>会社説明会事前打ち合わせに参加</text:p>
          </table:table-cell>
          <table:table-cell table:style-name="ce20" office:value-type="string" calcext:value-type="string">
            <text:p>会社説明会準備</text:p>
          </table:table-cell>
          <table:table-cell table:style-name="ce17" office:value-type="string" calcext:value-type="string">
            <text:p>Xseeds管理者</text:p>
          </table:table-cell>
          <table:table-cell table:style-name="ce18" office:value-type="string" calcext:value-type="string">
            <text:p>接続テスト</text:p>
            <text:p>説明会の流れ・雰囲気を説明</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3">
          <table:table-cell table:style-name="ce18" office:value-type="string" calcext:value-type="string">
            <text:p>会社説明会前の通訳へのリマインド <text:s/></text:p>
          </table:table-cell>
          <table:table-cell table:style-name="ce20" office:value-type="string" calcext:value-type="string">
            <text:p>会社説明会準備</text:p>
          </table:table-cell>
          <table:table-cell table:style-name="ce17" office:value-type="string" calcext:value-type="string">
            <text:p>Xseeds管理者</text:p>
          </table:table-cell>
          <table:table-cell table:style-name="ce18" office:value-type="string" calcext:value-type="string">
            <text:p>CWかメールにて日程、ＵＲＬをリマインド</text:p>
            <text:p>注意点：</text:p>
            <text:p>社内通訳：CW運営板にて</text:p>
            <text:p>外部通訳：メールにて</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3">
          <table:table-cell table:style-name="ce18" office:value-type="string" calcext:value-type="string">
            <text:p>会社説明会日程をＪＦカレンダー追加 <text:s text:c="6"/></text:p>
          </table:table-cell>
          <table:table-cell table:style-name="ce20" office:value-type="string" calcext:value-type="string">
            <text:p>会社説明会準備</text:p>
          </table:table-cell>
          <table:table-cell table:style-name="ce17" office:value-type="string" calcext:value-type="string">
            <text:p>Xseeds管理者</text:p>
          </table:table-cell>
          <table:table-cell table:style-name="ce18" office:value-type="string" calcext:value-type="string">
            <text:p> xseeds Hubカレンダーに説明会の日程を追加</text:p>
            <text:p>カレンダーの概要に下記の情報を記入：</text:p>
            <text:p>・説明会日時</text:p>
            <text:p>・URＬ</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16">
          <table:table-cell table:style-name="ce19" office:value-type="string" calcext:value-type="string">
            <text:p>企業説明会運営</text:p>
          </table:table-cell>
          <table:table-cell table:style-name="ce20" office:value-type="string" calcext:value-type="string">
            <text:p>会社説明会実施</text:p>
          </table:table-cell>
          <table:table-cell table:style-name="ce17" office:value-type="string" calcext:value-type="string">
            <text:p>Xseeds管理者</text:p>
          </table:table-cell>
          <table:table-cell table:style-name="ce18" office:value-type="string" calcext:value-type="string">
            <text:p>・推薦学生リスト作成</text:p>
            <text:p>・説明会実施中の学生対応・司会進行</text:p>
            <text:p> ・説明会実施中の学生対応・録画</text:p>
            <text:p>FBグループにて参加できない学生に録画ビデオを共有　（ドライブにて）</text:p>
            <text:p>注意点：会社メールの個人ドライブに保存して、2~3週間後社内サーバーに移す</text:p>
            <text:p>参考URL：説明会ビデオの例</text:p>
            <text:p>FBグループリスト</text:p>
            <text:p>サーバーIP：192.168.0.10</text:p>
            <text:p>https://drive.google.com/file/d/1QQGqLcym4TZY3jB3JHtOM6YxiLOHZyca/view?fbclid=IwAR1jZntY2xRO8DC268sVuV4Sohw7MNpWUzZzdaNI0EgPIqYNTFhsjaBJStA </text:p>
            <text:p>・説明会実施中の企業対応・司会進行</text:p>
            <text:p>・説明会実施中の企業対応・タイムキーパー</text:p>
            <text:p> ・説明会実施中の企業対応・学生の名前＋質問のメモ</text:p>
            <text:p>説明会出席シートに記載</text:p>
            <text:p>参考URL：例</text:p>
            <text:p>https://docs.google.com/spreadsheets/d/1AGHeuu14Bk6cneruzdDmwR4-zZVz5b_VMpQhSbitx6g/edit#gid=338482809 </text:p>
          </table:table-cell>
          <table:table-cell table:style-name="ce18" office:value-type="string" calcext:value-type="string">
            <text:p>・推薦学生リスト作成</text:p>
            <text:p>・説明会実施中の学生対応・司会進行</text:p>
            <text:p>・説明会実施中の学生対応・録画</text:p>
            <text:p>・説明会実施中の企業対応・司会進行</text:p>
            <text:p>・説明会実施中の企業対応・タイムキーパー</text:p>
            <text:p>・説明会実施中の企業対応・学生の名前＋質問のメモ</text:p>
          </table:table-cell>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12">
          <table:table-cell table:style-name="ce18" office:value-type="string" calcext:value-type="string">
            <text:p>企業分析WS実施</text:p>
          </table:table-cell>
          <table:table-cell table:style-name="ce20" office:value-type="string" calcext:value-type="string">
            <text:p>会社説明会実施</text:p>
          </table:table-cell>
          <table:table-cell table:style-name="ce18" office:value-type="string" calcext:value-type="string">
            <text:p>Xseeds担当者リーダ</text:p>
          </table:table-cell>
          <table:table-cell table:style-name="ce18" office:value-type="string" calcext:value-type="string">
            <text:p>企業分析ワークショップ事前案内：ワークショップの対象企業,日時が共有された</text:p>
            <text:p>参加学生数決定：JF管理者から企業分析ワークショップ参加学生数が共有された</text:p>
            <text:p>参加人数決定：学生5名に対して、xseedsHub担当者1名が参加してしる</text:p>
            <text:p>各大学への割り振り数決定：xseedsHub担当者が面接練習1回目の各大学,TCへの割り振り数を把握している</text:p>
            <text:p>（割り振り比　TC:HUST:VNU:DUT:UIT=4:1:1:1:1）</text:p>
            <text:p>WS参加：❽担当者管理表に各大学の割り振り数を記入している</text:p>
          </table:table-cell>
          <table:table-cell table:style-name="ce18" office:value-type="string" calcext:value-type="string">
            <text:p>・企業分析ワークショップ事前案内</text:p>
            <text:p>・参加学生数決定</text:p>
            <text:p>・参加人数決定</text:p>
            <text:p>・各大学への割り振り数決定</text:p>
            <text:p>・WS参加</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13">
          <table:table-cell table:style-name="ce18" office:value-type="string" calcext:value-type="string">
            <text:p>企業分析WSの参加者決定</text:p>
          </table:table-cell>
          <table:table-cell table:style-name="ce20" office:value-type="string" calcext:value-type="string">
            <text:p>会社説明会実施</text:p>
          </table:table-cell>
          <table:table-cell table:style-name="ce18" office:value-type="string" calcext:value-type="string">
            <text:p>Xseeds管理者</text:p>
          </table:table-cell>
          <table:table-cell table:style-name="ce18" office:value-type="string" calcext:value-type="string">
            <text:p>xseedsHubビデオを該当CWで共有した</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13">
          <table:table-cell table:style-name="ce18" office:value-type="string" calcext:value-type="string">
            <text:p>2回目面接練習展開・フォロー</text:p>
          </table:table-cell>
          <table:table-cell table:style-name="ce16" office:value-type="string" calcext:value-type="string">
            <text:p>書類選考</text:p>
          </table:table-cell>
          <table:table-cell table:style-name="ce18" office:value-type="string" calcext:value-type="string">
            <text:p>Xseeds管理者</text:p>
          </table:table-cell>
          <table:table-cell table:style-name="ce24" office:value-type="string" calcext:value-type="string">
            <text:p><text:a xlink:href="https://docs.google.com/spreadsheets/d/16g11mSr3id_m8EdBC5WdXki_eqfT_9Ns9bTVuy19fS4/edit#gid=643500676" xlink:type="simple">予約シート作成（学生用・面接官用）
学生にFBグループにて展開・督促
xseeds Hub担当者がアサインした人数により、TC内担当者アサイン
面接練習対応
その他全体フォロー（学生への準備案内、CWグループへの参加確認、緊急連絡のサポートなど）
注意点：SCPチェック担当者が個別に学生に希望日程を確認
関連者：xseeds Hub担当者と連携
参考URL：
・スケジュールの例・xseeds Hubフォルダー
https://docs.google.com/spreadsheets/d/16g11mSr3id_m8EdBC5WdXki_eqfT_9Ns9bTVuy19fS4/edit#gid=643500676
・FBグループリスト：
https://docs.google.com/spreadsheets/d/1r8aLx1gAnlXr__ZzS0GJW27zla3wdQr-EV-dDFuy6GY/edit#gid=1637624690
・マニュアル：
https://docs.google.com/spreadsheets/d/1_lKFiGEj3xcUXzXzjksH73qH4-cJk9VcrdNgn2Oba88/edit#gid=938675645
・CW運営板：
https://www.chatwork.com/g/btaqpw8x2l2n66</text:a></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5">
          <table:table-cell table:style-name="ce18" office:value-type="string" calcext:value-type="string">
            <text:p>SCPで学生のレジュメを公開</text:p>
          </table:table-cell>
          <table:table-cell table:style-name="ce16" office:value-type="string" calcext:value-type="string">
            <text:p>書類選考</text:p>
          </table:table-cell>
          <table:table-cell table:style-name="ce18" office:value-type="string" calcext:value-type="string">
            <text:p>Xseeds管理者</text:p>
          </table:table-cell>
          <table:table-cell table:style-name="ce18" office:value-type="string" calcext:value-type="string">
            <text:p>[SCPAdmin画面]</text:p>
            <text:p>選考会イベント→　設定→　Agent　画面設定　→学生一覧 閲覧可　ON</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13">
          <table:table-cell table:style-name="ce18" office:value-type="string" calcext:value-type="string">
            <text:p>企業にＳＣＰ公開を知らせ</text:p>
          </table:table-cell>
          <table:table-cell table:style-name="ce16" office:value-type="string" calcext:value-type="string">
            <text:p>書類選考</text:p>
          </table:table-cell>
          <table:table-cell table:style-name="ce18" office:value-type="string" calcext:value-type="string">
            <text:p>Xseeds管理者</text:p>
          </table:table-cell>
          <table:table-cell table:style-name="ce22" office:value-type="string" calcext:value-type="string">
            <text:p><text:a xlink:href="https://drive.google.com/file/d/148_pdaZ5n_jhXmMG6t0Z8Rwj_KNEaEni/view?usp=sharing" xlink:type="simple">メール、スラックなど企業との連絡ツールにて
参考URL：SCP公開案内メール例
https://drive.google.com/file/d/148_pdaZ5n_jhXmMG6t0Z8Rwj_KNEaEni/view?usp=sharing</text:a></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13">
          <table:table-cell table:style-name="ce18" office:value-type="string" calcext:value-type="string">
            <text:p>書類選考段階で企業の希望による情報提供</text:p>
          </table:table-cell>
          <table:table-cell table:style-name="ce16" office:value-type="string" calcext:value-type="string">
            <text:p>書類選考</text:p>
          </table:table-cell>
          <table:table-cell table:style-name="ce18" office:value-type="string" calcext:value-type="string">
            <text:p>Xseeds管理者</text:p>
          </table:table-cell>
          <table:table-cell table:style-name="ce18" office:value-type="string" calcext:value-type="string">
            <text:p>事前課題・職種希望リストなどがあれば併せて提出</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13">
          <table:table-cell table:style-name="ce18" office:value-type="string" calcext:value-type="string">
            <text:p>一次面接スケジュール案内</text:p>
          </table:table-cell>
          <table:table-cell table:style-name="ce16" office:value-type="string" calcext:value-type="string">
            <text:p>書類選考</text:p>
          </table:table-cell>
          <table:table-cell table:style-name="ce18" office:value-type="string" calcext:value-type="string">
            <text:p>Xseeds管理者</text:p>
          </table:table-cell>
          <table:table-cell table:style-name="ce22" office:value-type="string" calcext:value-type="string">
            <text:p><text:a xlink:href="https://docs.google.com/spreadsheets/d/16g11mSr3id_m8EdBC5WdXki_eqfT_9Ns9bTVuy19fS4/edit#gid=643500676" xlink:type="simple">xseeds Hubフォルダーにてスケジュールの例を作成
企業にメール、スラックなど企業との連絡ツールにて送付
参考URL：スケジュールの例・フォルダーは４８行目参照
https://docs.google.com/spreadsheets/d/16g11mSr3id_m8EdBC5WdXki_eqfT_9Ns9bTVuy19fS4/edit#gid=643500676</text:a></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17">
          <table:table-cell table:style-name="ce18" office:value-type="string" calcext:value-type="string">
            <text:p>二次面接練習前</text:p>
          </table:table-cell>
          <table:table-cell table:style-name="ce16" office:value-type="string" calcext:value-type="string">
            <text:p>書類選考</text:p>
          </table:table-cell>
          <table:table-cell table:style-name="ce18" office:value-type="string" calcext:value-type="string">
            <text:p>Xseeds担当者リーダ</text:p>
          </table:table-cell>
          <table:table-cell table:style-name="ce18" office:value-type="string" calcext:value-type="string">
            <text:p>❺面接練習2回目予約シート(学生用)が完成している</text:p>
            <text:p>面接官全員に編集権限が付与されている</text:p>
            <text:p>xseedsHub担当者が面接練習1回目の参加学生数について把握している</text:p>
            <text:p>xseedsHub担当者が面接練習1回目の各大学,TCへの割り振り数を把握している</text:p>
            <text:p>追加xseedsHub担当者をアサインし、該当CWに追加した</text:p>
          </table:table-cell>
          <table:table-cell table:style-name="ce18" office:value-type="string" calcext:value-type="string">
            <text:p>・xseedsHub管理者に❺面接練習2回目予約シート(学生用)を作成依頼</text:p>
            <text:p/>
            <text:p>・SCPレビューを行った学生に面接練習2回目の案内</text:p>
            <text:p>・参加学生数決定</text:p>
            <text:p>・各大学,TCチームへの割り振り決定</text:p>
            <text:p>・追加xseedsHub担当者アサイン</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5">
          <table:table-cell table:style-name="ce18" office:value-type="string" calcext:value-type="string">
            <text:p>二次面接練習後</text:p>
          </table:table-cell>
          <table:table-cell table:style-name="ce16" office:value-type="string" calcext:value-type="string">
            <text:p>書類選考</text:p>
          </table:table-cell>
          <table:table-cell table:style-name="ce18" office:value-type="string" calcext:value-type="string">
            <text:p>Xseeds担当者_ALL</text:p>
          </table:table-cell>
          <table:table-cell table:style-name="ce18" office:value-type="string" calcext:value-type="string">
            <text:p>評価シートのLinkをSCPの学生とのやりとり欄に貼付ける</text:p>
            <text:p>注意点：既に張り付けて済みであれば不要</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office:annotation draw:style-name="gr1" draw:text-style-name="P2" svg:width="4.4528in" svg:height="1.4476in" svg:x="19.2264in" svg:y="43.3744in" draw:caption-point-x="-0.1602in" draw:caption-point-y="-0.3193in">
              <dc:date>2021-10-20T00:00:00</dc:date>
              <text:p text:style-name="P1"><text:span text:style-name="T1">まだ入れていない</text:span></text:p>
              <text:p text:style-name="P1"><text:span text:style-name="T1"><text:tab/></text:span><text:span text:style-name="T1">-Linh Trinh Thi Thuy</text:span></text:p>
            </office:annotation>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18">
          <table:table-cell table:style-name="ce18" office:value-type="string" calcext:value-type="string">
            <text:p>推薦学生リスト作成</text:p>
          </table:table-cell>
          <table:table-cell table:style-name="ce16" office:value-type="string" calcext:value-type="string">
            <text:p>書類選考</text:p>
            <text:p/>
          </table:table-cell>
          <table:table-cell table:style-name="ce18" office:value-type="string" calcext:value-type="string">
            <text:p>Xseeds担当者_ALL,Xseeds担当者リーダ</text:p>
          </table:table-cell>
          <table:table-cell table:style-name="ce18" office:value-type="string" calcext:value-type="string">
            <text:p>・各企業ごとの教師推薦学生リストを作成と推薦文をSCPの運営者コメント欄にコピーペースト</text:p>
            <text:p>各企業ごとの❼教師推薦学生リストを作成しておく</text:p>
            <text:p>教師推薦学生リストに以下の情報が記入されている</text:p>
            <text:p>- 大学名</text:p>
            <text:p>- 学生名</text:p>
            <text:p>- SCP Link(agentサイトから)</text:p>
            <text:p>- 推薦理由</text:p>
            <text:p>推薦文をSCPの運営者コメント欄にコピーペーストする</text:p>
            <text:p>以下が記入されている</text:p>
            <text:p>‐該当xseedsHub　例）2021年7月xseedsHub</text:p>
            <text:p>‐企業名</text:p>
            <text:p>‐推薦文</text:p>
            <text:p>・各企業ごとの教師推薦学生リストを作成して営業に伝え</text:p>
            <text:p>各xseedsHubイベントのCW板の概要欄に推薦学生リストのLinkを記載する</text:p>
          </table:table-cell>
          <table:table-cell table:style-name="ce18" office:value-type="string" calcext:value-type="string">
            <text:p>"・各企業ごとの教師推薦学生リストを作成と推薦文をSCPの運営者コメント欄にコピーペースト・xseedsHub担当者</text:p>
            <text:p>・各企業ごとの教師推薦学生リストを作成して営業に伝え・xseedsHub担当者"</text:p>
          </table:table-cell>
          <table:table-cell table:style-name="ce16" office:value-type="float" office:value="3" calcext:value-type="float">
            <text:p>3</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3">
          <table:table-cell table:style-name="ce18" office:value-type="string" calcext:value-type="string">
            <text:p>企業への通過理由ヒアリング</text:p>
          </table:table-cell>
          <table:table-cell table:style-name="ce16" office:value-type="string" calcext:value-type="string">
            <text:p>企業への通過理由ヒアリング</text:p>
            <text:p/>
          </table:table-cell>
          <table:table-cell table:style-name="ce18" office:value-type="string" calcext:value-type="string">
            <text:p>企業担当者</text:p>
          </table:table-cell>
          <table:table-cell table:style-name="ce18" office:value-type="string" calcext:value-type="string">
            <text:p>・企業側に依頼をして通貨理由をヒアリング</text:p>
            <text:p>企業側関係者から書類選考の結果に対しの通過理由をもらった</text:p>
            <text:p>・進捗ファイル更新（1次面接準備）</text:p>
            <text:p>TCチームが、SCPの学生ページの運営コメントに通過理由を記載する</text:p>
          </table:table-cell>
          <table:table-cell table:style-name="ce18" office:value-type="string" calcext:value-type="string">
            <text:p>・企業側に依頼をして通貨理由をヒアリング</text:p>
            <text:p>・進捗ファイル更新（1次面接準備）</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2">
          <table:table-cell table:style-name="ce18" office:value-type="string" calcext:value-type="string">
            <text:p>書類選考の通過者がマックスでない場合、各大学のJF担当者から推薦者を募り、企業に提案</text:p>
          </table:table-cell>
          <table:table-cell table:style-name="ce16" office:value-type="string" calcext:value-type="string">
            <text:p>書類選考</text:p>
          </table:table-cell>
          <table:table-cell table:style-name="ce18" office:value-type="string" calcext:value-type="string">
            <text:p>企業担当者</text:p>
          </table:table-cell>
          <table:table-cell table:style-name="ce18" office:value-type="string" calcext:value-type="string">
            <text:p>・各大学のJF担当者は推薦アクションを実施する　※いない場合には、いないでもOK</text:p>
            <text:p>・推薦者と推薦コメントが確認できる</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5">
          <table:table-cell table:style-name="ce18" office:value-type="string" calcext:value-type="string">
            <text:p>各企業数に応じて、ＦＢチャットグループを作成、書類選考結果を通知</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通過者を追加</text:p>
            <text:p>各大学のxseeds Hub担当者を追加</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13">
          <table:table-cell table:style-name="ce18" office:value-type="string" calcext:value-type="string">
            <text:p>選考ポイントを学生に通知</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22" office:value-type="string" calcext:value-type="string">
            <text:p><text:a xlink:href="https://docs.google.com/spreadsheets/d/1SMZuuNNOuvxZqkls4GoTe1jQIGBBCMNJjIEkSa2gFsg/edit#gid=736168" xlink:type="simple">共有された選考ポイントを翻訳
面接練習予約シートに貼る
選考通過結果が出たら通過学生に共有
参考URL：選考ポイント例
https://docs.google.com/spreadsheets/d/1SMZuuNNOuvxZqkls4GoTe1jQIGBBCMNJjIEkSa2gFsg/edit#gid=736168</text:a></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19">
          <table:table-cell table:style-name="ce18" office:value-type="string" calcext:value-type="string">
            <text:p>1次面接向けの準備：学生の自己紹介等のスライドを回収企業に提出</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　以下に2点どちらかにする：</text:p>
            <text:p>・提出する日を面接対策後にするように企業と調整</text:p>
            <text:p>・面接対策実施日を提出前にするようにスケジュールを調整　</text:p>
            <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13">
          <table:table-cell table:style-name="ce18" office:value-type="string" calcext:value-type="string">
            <text:p>3回目面接練習展開・フォロー</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22" office:value-type="string" calcext:value-type="string">
            <text:p><text:a xlink:href="https://docs.google.com/spreadsheets/d/1SMZuuNNOuvxZqkls4GoTe1jQIGBBCMNJjIEkSa2gFsg/edit#gid=0" xlink:type="simple">予約シート作成（学生用・面接官用）
書類選考結果通知用のFBチャットグループにて学生に展開・登録督促 
SCPリンク入力・評価シート作成・リンク入力
面接担当者に事前に面接練習期間・時間を連絡して、面接担当者が自分のスケジュールの予定を入れるように案内する
面接担当者アサイン 
面接担当者へのカレンダー招待
面接担当者に予約シートをCW運営板にて共有
その他全体フォロー（学生への準備案内、CWグループへの参加確認、緊急連絡のサポートなど）
注意点：
予約シート作成（学生用・面接官用）        担当者のカレンダーを確認した上で、営業時間後(17時以降)の時間も枠として用意
書類選考結果通知用のFBチャットグループにて学生に展開・登録督促         志望動機の記載ある回答シートの前日提出を学生に注意する
面接担当者アサイン         企業担当者は自分の担当企業を受ける学生の面接対策が中心となるように

関連者：Sales + Biz + IT Teacherと連携
参考URL：
・予約シート例（学生用）
https://docs.google.com/spreadsheets/d/1SMZuuNNOuvxZqkls4GoTe1jQIGBBCMNJjIEkSa2gFsg/edit#gid=0
・予約シート例（面接官用）
https://docs.google.com/spreadsheets/d/1EhRs8DMA6T73PC8HvAjjC7F_GZU2aansETK_fv5I99k/edit#gid=226374946
・注意点
https://docs.google.com/spreadsheets/d/1S7T34PHpt5DrN8eU9t7R98kA_30Nr64G0LxX454gs1o/edit#gid=906143032</text:a></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3">
          <table:table-cell table:style-name="ce18" office:value-type="string" calcext:value-type="string">
            <text:p>1次面接向けの準備でオンライン面接環境確認（自宅から参加する学生を対象）</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接続テストを実施</text:p>
            <text:p>注意点：面接日の1日～3日前に実施</text:p>
          </table:table-cell>
          <table:table-cell table:style-name="ce18" office:value-type="string" calcext:value-type="string">
            <text:p>・接続</text:p>
            <text:p>・音声・映像</text:p>
            <text:p>・スライドやプロジェクトの画像共有</text:p>
            <text:p>・その他の注意（イヤホン準備、服装や姿勢など）</text:p>
          </table:table-cell>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20">
          <table:table-cell table:style-name="ce18" office:value-type="string" calcext:value-type="string">
            <text:p>一次面接スケジュール公開</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一次面接URL送付</text:p>
            <text:p>・書類選考通過者人数に合わせ一次面接スケジュール（タイムラインのみ）を作成</text:p>
            <text:p>・企業に共有し、確認・調整をしてもらう</text:p>
            <text:p>・企業が希望したタイムラインに基づき、面接順番を作成</text:p>
            <text:p>・FBチャットグループにて学生に一次面接スケジュールを共有し、面接順番を確認してもらう</text:p>
            <text:p>・確定した一次面接スケジュールをSCPにアップロード</text:p>
            <text:p>・学生にSCPにて自分の日程を確認してもらう</text:p>
            <text:p> ・一次面接日の注意点・案内を前日にＦＢグループに送信</text:p>
            <text:p>以下の内容を伝える</text:p>
            <text:p>参考URL：メッセージの例</text:p>
            <text:p>https://docs.google.com/spreadsheets/d/1r8aLx1gAnlXr__ZzS0GJW27zla3wdQr-EV-dDFuy6GY/edit#gid=1651670391</text:p>
            <text:p>・開始15分前に接続テスト実施</text:p>
            <text:p>・面接URL発行・共有</text:p>
            <text:p>・その他注意点　（企業別の特定注意点） </text:p>
            <text:p> ・企業向けの一次面接スケジュールを共有</text:p>
            <text:p>学生に確認したスケジュールをSCPにて確認することを案内 </text:p>
            <text:p> 一次面接URL送付</text:p>
            <text:p>企業の希望ツールに応じてURLを発行（ズーム・ミートなど）</text:p>
            <text:p>面接日の前日前までに発行・共有</text:p>
            <text:p>企業にURLを共有</text:p>
            <text:p>注意点：4社以上はズームプロアカウント転換後発行・送付</text:p>
            <text:p>関連者：営業担当者と連携 </text:p>
          </table:table-cell>
          <table:table-cell table:style-name="ce18" office:value-type="string" calcext:value-type="string">
            <text:p>"・一次面接URL送付</text:p>
            <text:p>・一次面接日の注意点・案内を前日にＦＢグループに送信</text:p>
            <text:p>・企業向けの一次面接スケジュールを共有 </text:p>
            <text:p>一次面接URL送付"</text:p>
            <text:p/>
            <text:p/>
            <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企業数</text:p>
          </table:table-cell>
          <table:table-cell table:number-columns-repeated="1015"/>
        </table:table-row>
        <table:table-row table:style-name="ro21">
          <table:table-cell table:style-name="ce18" office:value-type="string" calcext:value-type="string">
            <text:p>進捗ファイル更新（1次面接準備）</text:p>
          </table:table-cell>
          <table:table-cell table:style-name="ce19" office:value-type="string" calcext:value-type="string">
            <text:p>1次面接向けの準備</text:p>
            <text:p/>
          </table:table-cell>
          <table:table-cell table:style-name="ce19" office:value-type="string" calcext:value-type="string">
            <text:p>Xseeds管理者</text:p>
          </table:table-cell>
          <table:table-cell table:style-name="ce18" office:value-type="string" calcext:value-type="string">
            <text:p>・一次面接向けの準備で進捗管理ファイル更新</text:p>
            <text:p/>
            <text:p>参考URL：マスターファイル</text:p>
            <text:p>https://docs.google.com/spreadsheets/d/1XrPRRcolpohv1yoy_vgntdJ0X-LDFgg7swFvjmB5Xog/edit#gid=489204287</text:p>
            <text:p>・事前打ち合わせ、ヒアリングの時間等を管理する全体スケジュール</text:p>
            <text:p>・出席をとるための面接スケジュール</text:p>
            <text:p>・緊急連絡ための学生情報リスト（電話番号など）</text:p>
            <text:p>・企業情報（面接URL、面接室、担当者、注意点など）</text:p>
            <text:p>・一次面接向けの準備で進捗管理ファイル共有</text:p>
            <text:p>CW運営板にて関係者への情報共有</text:p>
            <text:p>全体スケジュール・面接URLなど</text:p>
            <text:p>進捗管理ファイルを共有</text:p>
            <text:p>関連者：通訳、企業担当者、営業担当者、TCのサポートメンバー</text:p>
          </table:table-cell>
          <table:table-cell table:style-name="ce18" office:value-type="string" calcext:value-type="string">
            <text:p>・一次面接向けの準備で進捗管理ファイル更新</text:p>
            <text:p>・一次面接向けの準備で進捗管理ファイル共有</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table-cell table:style-name="ce16" table:content-validation-name="val2"/>
          <table:table-cell table:number-columns-repeated="1015"/>
        </table:table-row>
        <table:table-row table:style-name="ro13">
          <table:table-cell table:style-name="ce18" office:value-type="string" calcext:value-type="string">
            <text:p>一次面接向けの準備でサポーターのタスク分け</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22" office:value-type="string" calcext:value-type="string">
            <text:p><text:a xlink:href="https://docs.google.com/spreadsheets/d/1utviC2pOm00ixgKZgCj5S5K1MF0NCZROD5RspWi2l_4/edit#gid=0" xlink:type="simple">TCチーム内で相談・タスク分け
タスクリストを共有
留意点を説明
関連者：ＴＣサポーターと連携
参考URL：タスクリスト
https://docs.google.com/spreadsheets/d/1utviC2pOm00ixgKZgCj5S5K1MF0NCZROD5RspWi2l_4/edit#gid=0</text:a></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22">
          <table:table-cell table:style-name="ce20" office:value-type="string" calcext:value-type="string">
            <text:p>備品リスト申請（一次面接）</text:p>
          </table:table-cell>
          <table:table-cell table:style-name="ce19" office:value-type="string" calcext:value-type="string">
            <text:p>1次面接向けの準備</text:p>
            <text:p/>
          </table:table-cell>
          <table:table-cell table:style-name="ce19" office:value-type="string" calcext:value-type="string">
            <text:p>Xseeds管理者</text:p>
          </table:table-cell>
          <table:table-cell table:style-name="ce18" office:value-type="string" calcext:value-type="string">
            <text:p>・一次面接向けの準備で備品リスト作成・申請　（オフィスで面接実施する場合）・パソコン、スピーカーなど必要な設備をリストを作成</text:p>
            <text:p>パソコン、スピーカーなど必要な設備をリストを作成する</text:p>
            <text:p>関連者：</text:p>
            <text:p>・備品・設備：Hoang Thu Hien　(via Fgas)</text:p>
            <text:p>・文房具等：Tran Phuong Thao</text:p>
            <text:p>・タクシーカードVu Thi Bich Ngoc</text:p>
            <text:p>・入館カード　Nguyen Thi Thanh Huyen B</text:p>
            <text:p>・Wifi: Ngo Manh Tung (Infra)</text:p>
            <text:p>参考URL：オンライン設定チェック</text:p>
            <text:p>https://docs.google.com/spreadsheets/d/1_ig_OJuOTFqnYHD-6zeMWcyATKYXl_UjvGTL_bvivyM/edit#gid=1053330564</text:p>
            <text:p>・一次面接向けの準備で備品リスト作成・申請　（オフィスで面接実施する場合）・申請手続きを実施</text:p>
            <text:p>申請手続きを実施</text:p>
          </table:table-cell>
          <table:table-cell table:style-name="ce18" office:value-type="string" calcext:value-type="string">
            <text:p>・一次面接向けの準備で備品リスト作成・申請　（オフィスで面接実施する場合）・パソコン、スピーカーなど必要な設備をリストを作成</text:p>
            <text:p>・一次面接向けの準備で備品リスト作成・申請　（オフィスで面接実施する場合）・申請手続きを実施</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table-cell table:style-name="ce16" table:content-validation-name="val2"/>
          <table:table-cell table:number-columns-repeated="1015"/>
        </table:table-row>
        <table:table-row table:style-name="ro4">
          <table:table-cell table:style-name="ce18" office:value-type="string" calcext:value-type="string">
            <text:p>面接室準備（一次面接）</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　・翌日の一次面接室準備（オフィスで面接実施する場合）・チェックリストに沿って、面接室状況チェック</text:p>
            <text:p>チェックリストに沿って、面接室状況チェック</text:p>
            <text:p>参考URL：チェックリスト</text:p>
            <text:p>https://docs.google.com/spreadsheets/d/1esbG8GkTYbVSG6NKs7rlgc47x02WLIM6l7xkScffNf4/edit#gid=758188884　</text:p>
            <text:p>　・翌日の一次面接室準備（オフィスで面接実施する場合）・設備など準備しておく</text:p>
            <text:p>設備など準備しておく　</text:p>
          </table:table-cell>
          <table:table-cell table:style-name="ce18" office:value-type="string" calcext:value-type="string">
            <text:p>・翌日の一次面接室準備（オフィスで面接実施する場合）・チェックリストに沿って、面接室状況チェック</text:p>
            <text:p>・翌日の一次面接室準備（オフィスで面接実施する場合）・設備など準備しておく</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5">
          <table:table-cell table:style-name="ce18" office:value-type="string" calcext:value-type="string">
            <text:p>面接練習3回目前自拠点の学生に面接練習3回目を案内</text:p>
          </table:table-cell>
          <table:table-cell table:style-name="ce19" office:value-type="string" calcext:value-type="string">
            <text:p>1次面接向けの準備</text:p>
          </table:table-cell>
          <table:table-cell table:style-name="ce20" office:value-type="string" calcext:value-type="string">
            <text:p>Xseeds担当者_ALL</text:p>
          </table:table-cell>
          <table:table-cell table:style-name="ce18" office:value-type="string" calcext:value-type="string">
            <text:p>xseedsHub担当者が自拠点の学生に面接練習3回目を案内</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23">
          <table:table-cell table:style-name="ce18" office:value-type="string" calcext:value-type="string">
            <text:p>1次選考対策をSCPの企業情報メモ欄に下記</text:p>
          </table:table-cell>
          <table:table-cell table:style-name="ce19" office:value-type="string" calcext:value-type="string">
            <text:p>1次面接向けの準備</text:p>
          </table:table-cell>
          <table:table-cell table:style-name="ce19" office:value-type="string" calcext:value-type="string">
            <text:p>企業担当者</text:p>
          </table:table-cell>
          <table:table-cell table:style-name="ce18" office:value-type="string" calcext:value-type="string">
            <text:p>SCPの企業情報メモ欄に下記を記載する</text:p>
            <text:p>　・書類書類結果と通過理由</text:p>
            <text:p>　・1次選考対策（選考ポイント、面接対策方針）</text:p>
            <text:p>JFインプットMTG前に下記をSCPに入力する。</text:p>
            <text:p/>
            <text:p>【●●●社_1次選考対策】</text:p>
            <text:p>例）AI系の学生が欲しいので、この技術に興味があることが言えるようにする</text:p>
            <text:p>例）チャレンジ精神がある学生を採用するいので、それがイメージできるような内容を言えるようにする</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24">
          <table:table-cell table:style-name="ce18" office:value-type="string" calcext:value-type="string">
            <text:p>一次面接運営</text:p>
          </table:table-cell>
          <table:table-cell table:style-name="ce19"/>
          <table:table-cell table:style-name="ce19" office:value-type="string" calcext:value-type="string">
            <text:p>Xseeds管理者</text:p>
          </table:table-cell>
          <table:table-cell table:style-name="ce18" office:value-type="string" calcext:value-type="string">
            <text:p>・1次面接当日前の確認（自宅から参加する学生を対象）</text:p>
            <text:p>接開始15分前個別に接続テスト実施</text:p>
            <text:p>・接続</text:p>
            <text:p>・音声・映像</text:p>
            <text:p>・スライドやプロジェクトの画像共有</text:p>
            <text:p>・その他の注意（イヤホン準備、服装や姿勢など）</text:p>
            <text:p>参考URL：チェックリスト</text:p>
            <text:p>https://docs.google.com/spreadsheets/d/1_ig_OJuOTFqnYHD-6zeMWcyATKYXl_UjvGTL_bvivyM/edit#gid=1348260059</text:p>
            <text:p> ・1次面接当日中の遅刻・辞退ケースの対応</text:p>
            <text:p>学生から連絡が来たら企業担当者（CW運営板）・企業へ情報共有（スラック、メールなど）</text:p>
            <text:p>面接の調整が必要の場合、企業と調整した上でSCPにて反映 </text:p>
            <text:p> ・1次面接当日中の対応・面接質問を記録</text:p>
            <text:p>面接質問を記録</text:p>
            <text:p>注意点：選考会が終ったら企業別質問リストにまとめ</text:p>
            <text:p>参考URL：企業別質問リスト</text:p>
            <text:p>https://docs.google.com/spreadsheets/d/14QnngWM3qrEAy3quKzpnepkNQ10RP7GWqCJfnCONT-I/edit#gid=1320517128 </text:p>
            <text:p> ・1次面接後・企業への評価をリマインド</text:p>
            <text:p>FBチャットグループにて下記のように学生をリマインド：</text:p>
            <text:p>4*: とても入りたい</text:p>
            <text:p>3*: あまり好きではないが内定もらったら入る</text:p>
            <text:p>2*: 好きではない、内定をもらった検討</text:p>
            <text:p>1*: 内定をもらっても辞退 </text:p>
            <text:p> ・1次面接後・企業、企業担当者さん、TCの気になる学生に対して、学生意向のヒアリング</text:p>
            <text:p>企業、企業担当者さん、TCの気になる学生に対して、学生意向のヒアリング </text:p>
            <text:p> ・1次面接後・ＦＢチャットグループにて（当日結果が出る場合）</text:p>
            <text:p>ＦＢチャットグループにて結果通知</text:p>
            <text:p>注意点：当日ではなく翌週に出る場合もある　（ルールとして3日以内： </text:p>
            <text:p> ・1次面接後・2次面接について学生に共有</text:p>
            <text:p>共有された選考ポイントを翻訳</text:p>
            <text:p>面接練習予約シートに貼る</text:p>
            <text:p>選考通過結果が出たら通過学生に共有 </text:p>
            <text:p> ・1次面接当日企業と事前打ち合わせに企業担当者と同席</text:p>
            <text:p>下記の内容で一緒に確認する</text:p>
            <text:p>・接続テスト</text:p>
            <text:p>・SCPの使い方案内（評価、コメント入力など）</text:p>
            <text:p>・その他の確認（録画要否、面接の流れなど） </text:p>
            <text:p> ・1次面接録画</text:p>
            <text:p>企業から要望があれば面接を録画する </text:p>
            <text:p> ・1次面接動画を面接後企業にドライブのリンクを共有</text:p>
            <text:p>面接後企業にドライブのリンクを共有</text:p>
            <text:p>注意点：会社メールの個人ドライブに保存して、2~3週間後社内サーバーに移す</text:p>
            <text:p>参考URL：サーバーIP：192.168.0.10 </text:p>
            <text:p> ・1次面接当日で関係者に情報共有</text:p>
            <text:p>CW運営板にて営業担当者・サポート担当者と情報連携しながら対応</text:p>
            <text:p>学生の遅刻状況</text:p>
            <text:p>企業からの質問・要望等 </text:p>
            <text:p> ・一次面接企業対応</text:p>
            <text:p>最終結果をまとめ運営板に全員共有</text:p>
            <text:p>注意点：当日ではなく翌週に出る場合もあ： </text:p>
          </table:table-cell>
          <table:table-cell table:style-name="ce18" office:value-type="string" calcext:value-type="string">
            <text:p>・1次面接当日前の確認（自宅から参加する学生を対象）</text:p>
            <text:p>・1次面接当日中の遅刻・辞退ケースの対応</text:p>
            <text:p>・1次面接当日中の対応・面接質問を記録</text:p>
            <text:p>・1次面接後・企業への評価をリマインド</text:p>
            <text:p>・1次面接後・企業、企業担当者さん、TCの気になる学生に対して、学生意向のヒアリング</text:p>
            <text:p>・1次面接後・ＦＢチャットグループにて（当日結果が出る場合）</text:p>
            <text:p>・1次面接後・2次面接について学生に共有</text:p>
            <text:p>・1次面接当日企業と事前打ち合わせに企業担当者と同席</text:p>
            <text:p>・1次面接録画</text:p>
            <text:p>・1次面接動画を面接後企業にドライブのリンクを共有</text:p>
            <text:p>・1次面接当日で関係者に情報共有</text:p>
            <text:p>・一次面接企業対応</text:p>
          </table:table-cell>
          <table:table-cell table:style-name="ce16" office:value-type="float" office:value="1" calcext:value-type="float">
            <text:p>1</text:p>
          </table:table-cell>
          <table:table-cell table:style-name="ce16" table:content-validation-name="val1" office:value-type="string" calcext:value-type="string">
            <text:p>日</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25">
          <table:table-cell table:style-name="ce18" office:value-type="string" calcext:value-type="string">
            <text:p>一次面接企業対応</text:p>
          </table:table-cell>
          <table:table-cell table:style-name="ce19" office:value-type="string" calcext:value-type="string">
            <text:p>1次面接当日</text:p>
          </table:table-cell>
          <table:table-cell table:style-name="ce20" office:value-type="string" calcext:value-type="string">
            <text:p>企業担当者</text:p>
          </table:table-cell>
          <table:table-cell table:style-name="ce18" office:value-type="string" calcext:value-type="string">
            <text:p>・1次選考_常時・JF中の企業からの質問に回答する</text:p>
            <text:p>企業側関係者が質問がある際に、連絡すべき方法、担当者を知っている</text:p>
            <text:p>・1次選考_選考15分前の案内</text:p>
            <text:p>下記を案内する</text:p>
            <text:p>　・接続確認</text:p>
            <text:p>　・当日のスケジュール、企業担当者との会話タイミング</text:p>
            <text:p>　・SCPのご利用</text:p>
            <text:p>・企業側関係者の音声が正常に聞こえる、カメラが動作している</text:p>
            <text:p>・企業側関係者が、質問がある際に連絡する手段、窓口を認識している　</text:p>
            <text:p>・1次選考_昼休憩前・企業に中間ヒアリングと情報共有</text:p>
            <text:p>下記内容をヒアリングして、該当CWにてTo allにて共有する</text:p>
            <text:p/>
            <text:p>【●●●社_1次選考の中間ヒアリング】</text:p>
            <text:p>　・これまでの感想（良かった点・悪かった点）</text:p>
            <text:p>　・気になった学生とその理由</text:p>
            <text:p>　・学生や運営などについての質問</text:p>
            <text:p>・企業に対して中間ヒアリングを実施</text:p>
            <text:p>・該当CWでTo allにて共有　</text:p>
            <text:p>・1次選考_選考終了前・全学生の意向が入力されているか確認</text:p>
            <text:p>選考を受けた全学生が、SCPで企業への意向を入力している 注意点：未入力の場合には、TCチームに入力促進を依頼する</text:p>
            <text:p>・企業に対して中間ヒアリングを実施</text:p>
            <text:p> ・該当CWでTo allにて共有</text:p>
            <text:p>・1次選考_選考終了前・営業-企業担当者-TCチームにて方針MTG</text:p>
            <text:p>企業に対するコンサルティング内容が決まった　</text:p>
            <text:p>・1次選考_選考終了後・企業に中間ヒアリングと情報共有</text:p>
            <text:p>下記内容をヒアリングして、該当CWにてTo allにて共有する</text:p>
            <text:p/>
            <text:p>【●●●社_1次選考後ヒアリング】</text:p>
            <text:p>　・全体的な感想（良かった点悪かった点）</text:p>
            <text:p>　・気になった学生とその理由</text:p>
            <text:p>　・迷っている学生とその理由</text:p>
            <text:p>　・学生の意向（志望度）※企業が知りたい場合</text:p>
            <text:p>　・学生や運営などについての質問</text:p>
            <text:p>　・面接を終えて、最終面接の戦略に変更があるかどうか　</text:p>
            <text:p>　・1次選考_選考終了後・面接枠を目一杯使うように当落線上の学生を推薦</text:p>
            <text:p>枠を目一杯使うように企業に提案をする　</text:p>
            <text:p>　・1次選考_選考終了後・選考結果の発表期限の遵守依頼</text:p>
            <text:p>選考結果を面接実施日から3日以内に確定するようリマインドする　</text:p>
            <text:p>　・1次選考_選考終了後・選考者の通過理由の共有依頼</text:p>
            <text:p>選考結果の共有と同じタイミングで通過候補者の通過理由を回収する　</text:p>
            <text:p>　・1次選考_選考終了後・選考結果の回収</text:p>
            <text:p>企業側関係者から選考結果とコメントをもらう</text:p>
            <text:p>選考結果を面接実施日から3日以内に通知された　</text:p>
            <text:p>　・1次選考_選考終了後・企業側コンサルティング</text:p>
            <text:p>SCPをみて、企業に学生の意向を伝える</text:p>
            <text:p>選考結果発表後1日以内に、該当企業の志望度が1位の学生の名前のみ、SCPで確認し、企業側関係者に伝える　</text:p>
          </table:table-cell>
          <table:table-cell table:style-name="ce18" office:value-type="string" calcext:value-type="string">
            <text:p>・1次選考_常時・JF中の企業からの質問に回答する</text:p>
            <text:p>・1次選考_選考15分前の案内</text:p>
            <text:p>・1次選考_昼休憩前・企業に中間ヒアリングと情報共有</text:p>
            <text:p>・1次選考_選考終了前・全学生の意向が入力されているか確認</text:p>
            <text:p>・1次選考_選考終了前・営業-企業担当者-TCチームにて方針MTG</text:p>
            <text:p>・1次選考_選考終了後・企業に中間ヒアリングと情報共有</text:p>
            <text:p>・1次選考_選考終了後・面接枠を目一杯使うように当落線上の学生を推薦</text:p>
            <text:p>・1次選考_選考終了後・選考結果の発表期限の遵守依頼</text:p>
            <text:p>・1次選考_選考終了後・選考者の通過理由の共有依頼</text:p>
            <text:p>・1次選考_選考終了後・選考結果の回収</text:p>
            <text:p>・1次選考_選考終了後・企業側コンサルティング</text:p>
          </table:table-cell>
          <table:table-cell table:style-name="ce16" office:value-type="float" office:value="1" calcext:value-type="float">
            <text:p>1</text:p>
          </table:table-cell>
          <table:table-cell table:style-name="ce16" table:content-validation-name="val1" office:value-type="string" calcext:value-type="string">
            <text:p>日</text:p>
          </table:table-cell>
          <table:table-cell table:style-name="ce16"/>
          <table:table-cell table:style-name="ce16" table:content-validation-name="val2"/>
          <table:table-cell table:number-columns-repeated="1015"/>
        </table:table-row>
        <table:table-row table:style-name="ro5">
          <table:table-cell table:style-name="ce18" office:value-type="string" calcext:value-type="string">
            <text:p>2次面接までの一週間にＦＢチャットグループにて結果通知（翌週に出る場合）</text:p>
          </table:table-cell>
          <table:table-cell table:style-name="ce20" office:value-type="string" calcext:value-type="string">
            <text:p>2次面接向けの準備</text:p>
          </table:table-cell>
          <table:table-cell table:style-name="ce18" office:value-type="string" calcext:value-type="string">
            <text:p>Xseeds管理者</text:p>
          </table:table-cell>
          <table:table-cell table:style-name="ce18" office:value-type="string" calcext:value-type="string">
            <text:p>ＦＢチャットグループにて結果通知　</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2">
          <table:table-cell table:style-name="ce18" office:value-type="string" calcext:value-type="string">
            <text:p>2次面接の準備内容・新しい選考ポイントを共有</text:p>
          </table:table-cell>
          <table:table-cell table:style-name="ce20" office:value-type="string" calcext:value-type="string">
            <text:p>2次面接向けの準備</text:p>
          </table:table-cell>
          <table:table-cell table:style-name="ce18" office:value-type="string" calcext:value-type="string">
            <text:p>Xseeds管理者</text:p>
          </table:table-cell>
          <table:table-cell table:style-name="ce18" office:value-type="string" calcext:value-type="string">
            <text:p>2次面接の準備内容・新しい選考ポイントを共有</text:p>
          </table:table-cell>
          <table:table-cell table:style-name="ce18" office:value-type="string" calcext:value-type="string">
            <text:p>・共有された選考ポイントを翻訳</text:p>
            <text:p>・面接練習予約シートに貼る</text:p>
            <text:p>・選考通過結果が出たら通過学生に共有</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26">
          <table:table-cell table:style-name="ce18" office:value-type="string" calcext:value-type="string">
            <text:p>2次面接向け事前準備スライドなどの案内・回収・企業提出</text:p>
          </table:table-cell>
          <table:table-cell table:style-name="ce20" office:value-type="string" calcext:value-type="string">
            <text:p>2次面接向けの準備</text:p>
          </table:table-cell>
          <table:table-cell table:style-name="ce18" office:value-type="string" calcext:value-type="string">
            <text:p>Xseeds管理者</text:p>
          </table:table-cell>
          <table:table-cell table:style-name="ce18" office:value-type="string" calcext:value-type="string">
            <text:p>自己紹介・プロジェクト説明等のスライドを回収</text:p>
            <text:p>注意点：</text:p>
            <text:p>以下に2点どちらかにする：</text:p>
            <text:p>・提出する日を面接対策後にするように企業と調整</text:p>
            <text:p>・面接対策実施日を提出前にするようにスケジュールを調整</text:p>
            <text:p>事前にスライドを企業に提出する</text:p>
          </table:table-cell>
          <table:table-cell table:style-name="ce18" office:value-type="string" calcext:value-type="string">
            <text:p>・2次面接向け事前準備スライドなどの案内・回収（指定があれば）</text:p>
            <text:p>・2次面接向け事前準備スライドなどを企業に提出</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27">
          <table:table-cell table:style-name="ce18" office:value-type="string" calcext:value-type="string">
            <text:p>4回目面接練習展開・フォロー</text:p>
          </table:table-cell>
          <table:table-cell table:style-name="ce20" office:value-type="string" calcext:value-type="string">
            <text:p>2次面接向けの準備</text:p>
          </table:table-cell>
          <table:table-cell table:style-name="ce18" office:value-type="string" calcext:value-type="string">
            <text:p>Xseeds管理者</text:p>
          </table:table-cell>
          <table:table-cell table:style-name="ce18" office:value-type="string" calcext:value-type="string">
            <text:p><text:span text:style-name="T2">予約シート作成（学生用・面接官用）</text:span></text:p>
            <text:p><text:span text:style-name="T2">通過者のFBチャットグループにて学生に展開・登録督促 </text:span></text:p>
            <text:p><text:span text:style-name="T2">SCPリンク入力・評価シート作成・リンク入力</text:span></text:p>
            <text:p><text:span text:style-name="T2">面接担当者に事前に面接練習期間・時間を連絡して、面接担当者が自分のスケジュールの予定を入れるように案内する</text:span></text:p>
            <text:p><text:span text:style-name="T2">担当者アサイン </text:span></text:p>
            <text:p><text:span text:style-name="T2">担当者へのカレンダー招待</text:span></text:p>
            <text:p><text:span text:style-name="T2">面接担当者に予約シートをCW運営板にて共有</text:span></text:p>
            <text:p><text:span text:style-name="T2">通訳として面接練習に同席</text:span></text:p>
            <text:p><text:span text:style-name="T2">その他全体フォロー（学生への準備案内、CWグループへの参加確認、緊急連絡のサポートなど）</text:span></text:p>
            <text:p><text:span text:style-name="T2">注意点：</text:span></text:p>
            <text:p><text:span text:style-name="T2">担当者のカレンダーを確認した上で、営業時間後(17時以降)の時間も枠として用意</text:span></text:p>
            <text:p><text:span text:style-name="T2">プロジェクト説明のスライドの前日提出を学生に注意する</text:span></text:p>
            <text:p/>
            <text:p/>
            <text:p><text:span text:style-name="T2">企業担当者は自分の担当企業を受ける学生の面接対策が中心となるように</text:span></text:p>
            <text:p/>
            <text:p/>
            <text:p><text:span text:style-name="T2">通訳のアサインはxseeds Hub担当者リーダー</text:span></text:p>
            <text:p/>
            <text:p><text:span text:style-name="T2">関連者：Sales + Biz + IT Teacher＋通訳・TC,VN教師と連携</text:span></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28">
          <table:table-cell table:style-name="ce18" office:value-type="string" calcext:value-type="string">
            <text:p>二次面接スケジュール公開</text:p>
          </table:table-cell>
          <table:table-cell table:style-name="ce20" office:value-type="string" calcext:value-type="string">
            <text:p>2次面接向けの準備</text:p>
          </table:table-cell>
          <table:table-cell table:style-name="ce18" office:value-type="string" calcext:value-type="string">
            <text:p>Xseeds管理者</text:p>
          </table:table-cell>
          <table:table-cell table:style-name="ce25" office:value-type="string" calcext:value-type="string">
            <text:p>・学生向けの二次面接面接スケジュール作成・SCPにアップロード</text:p>
            <text:p>書類選考通過者人数に合わせ二次面接スケジュール（タイムラインのみ）を作成</text:p>
            <text:p>企業に共有し、確認・調整をしてもらう</text:p>
            <text:p>企業が希望したタイムラインに基づき、面接順番を作成</text:p>
            <text:p>FBグループにて学生に一次面接スケジュールを共有し、面接順番を確認してもらう</text:p>
            <text:p>確定した二次面接スケジュールをSCPにアップロード</text:p>
            <text:p>学生にSCPにて自分の日程を確認してもらう</text:p>
            <text:p/>
            <text:p>参考URL：FBグループリスト</text:p>
            <text:p>https://docs.google.com/spreadsheets/d/1r8aLx1gAnlXr__ZzS0GJW27zla3wdQr-EV-dDFuy6GY/edit#gid=1637624690　</text:p>
            <text:p>　・2次面接日の注意点・案内を前日にＦＢグループに送信</text:p>
            <text:p>以下の内容を伝える</text:p>
            <text:p>・開始15分前に接続テスト実施</text:p>
            <text:p>・面接URL発行・共有</text:p>
            <text:p>・その他注意点　（企業別の特定注意点）</text:p>
            <text:p>　</text:p>
            <text:p>　・企業向けの2次面接スケジュールを共有</text:p>
            <text:p>学生に確認したスケジュールをSCPにて確認することを案内　</text:p>
            <text:p>　・2次面接URL送付</text:p>
            <text:p>企業の希望ツールに応じてURLを発行（ズーム・ミートなど）</text:p>
            <text:p>企業にURLを共有　</text:p>
            <text:p>　・2次面接の確定したスケジュール・面接URLなどを関係者に共有</text:p>
            <text:p>確定したスケジュール・面接URLなどを関係者に共有　</text:p>
          </table:table-cell>
          <table:table-cell table:style-name="ce18" office:value-type="string" calcext:value-type="string">
            <text:p>・学生向けの二次面接面接スケジュール作成・SCPにアップロード</text:p>
            <text:p>・2次面接日の注意点・案内を前日にＦＢグループに送信</text:p>
            <text:p>・企業向けの2次面接スケジュールを共有</text:p>
            <text:p>・2次面接URL送付</text:p>
            <text:p>・2次面接の確定したスケジュール・面接URLなどを関係者に共有</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10">
          <table:table-cell table:style-name="ce18" office:value-type="string" calcext:value-type="string">
            <text:p>面接練習4回目前通訳のアサイン・案内とカレンダー記入</text:p>
          </table:table-cell>
          <table:table-cell table:style-name="ce20" office:value-type="string" calcext:value-type="string">
            <text:p>2次面接向けの準備</text:p>
          </table:table-cell>
          <table:table-cell table:style-name="ce18" office:value-type="string" calcext:value-type="string">
            <text:p>Xseeds担当者リーダ,Xseeds担当者</text:p>
          </table:table-cell>
          <table:table-cell table:style-name="ce18" office:value-type="string" calcext:value-type="string">
            <text:p>・面接練習4回目前TCが通訳をアサインしたことを確認する・通訳のアサイン</text:p>
            <text:p>TCが通訳をアサインしたことを確認した</text:p>
            <text:p>通訳のアサイン</text:p>
            <text:p>・自拠点の学生に面接練習4回目を案内とカレンダー記入</text:p>
            <text:p>xseedsHub担当者が自拠点の学生に面接練習4回目を案内</text:p>
            <text:p>カレンダー記入</text:p>
          </table:table-cell>
          <table:table-cell table:style-name="ce18" office:value-type="string" calcext:value-type="string">
            <text:p/>
            <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4">
          <table:table-cell table:style-name="ce18" office:value-type="string" calcext:value-type="string">
            <text:p>2次選考対策をSCPの企業情報メモ欄に下記</text:p>
          </table:table-cell>
          <table:table-cell table:style-name="ce20" office:value-type="string" calcext:value-type="string">
            <text:p>2次面接向けの準備</text:p>
          </table:table-cell>
          <table:table-cell table:style-name="ce20" office:value-type="string" calcext:value-type="string">
            <text:p>企業担当者</text:p>
          </table:table-cell>
          <table:table-cell table:style-name="ce18" office:value-type="string" calcext:value-type="string">
            <text:p>SCPの企業情報メモ欄に下記を記載する</text:p>
            <text:p>・書類書類結果と通過理由</text:p>
            <text:p>・2次選考対策（選考ポイント、面接対策方針）</text:p>
            <text:p>【●●●社_2次選考対策】</text:p>
            <text:p/>
            <text:p>例）2次選考では技術について確認するので、成果物で技術アピールができるようにする</text:p>
            <text:p>例）チャレンジ精神がある学生を採用するいので、それがイメージできるような内容を言えるようにする</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29">
          <table:table-cell table:style-name="ce18" office:value-type="string" calcext:value-type="string">
            <text:p>二次面接運営</text:p>
            <text:p/>
            <text:p/>
            <text:p/>
            <text:p/>
            <text:p/>
            <text:p/>
            <text:p/>
            <text:p/>
          </table:table-cell>
          <table:table-cell table:style-name="ce20" office:value-type="string" calcext:value-type="string">
            <text:p>2次面接当日</text:p>
          </table:table-cell>
          <table:table-cell table:style-name="ce18" office:value-type="string" calcext:value-type="string">
            <text:p>Xseeds担当者リーダ、Xseeds担当者_ALL</text:p>
          </table:table-cell>
          <table:table-cell table:style-name="ce18" office:value-type="string" calcext:value-type="string">
            <text:p>　・二次面接当日・面接前の確認 （自宅から参加する学生を対象）</text:p>
            <text:p>面接開始15分前個別に接続テスト実施</text:p>
            <text:p>接続</text:p>
            <text:p>音声・映像</text:p>
            <text:p>スライドやプロジェクトの画像共有</text:p>
            <text:p>その他の注意（イヤホン準備、服装や姿勢など）</text:p>
            <text:p/>
            <text:p>関連者：チェックリス</text:p>
            <text:p>https://docs.google.com/spreadsheets/d/1_ig_OJuOTFqnYHD-6zeMWcyATKYXl_UjvGTL_bvivyM/edit#gid=1348260059　</text:p>
            <text:p>　・二次面接当日・遅刻・辞退ケースの対応</text:p>
            <text:p>学生から連絡が来たら企業担当者（CW運営板）・企業へ情報共有（スラック、メールなど）</text:p>
            <text:p>面接の調整が必要の場合、企業と調整した上でSCPにて反映　</text:p>
            <text:p>　・二次面接当日・面接質問を記録</text:p>
            <text:p>面接質問を記</text:p>
            <text:p>注意点：</text:p>
            <text:p>選考会が終ったら企業別質問リストにまとめ　</text:p>
            <text:p>　・二次面接当日・面接後の対応・企業への評価をリマインド</text:p>
            <text:p>評価基準をリマインド</text:p>
            <text:p>4 *: とても入りたい</text:p>
            <text:p>3*: あまり好きではないが内定もらったら入る</text:p>
            <text:p>2*: 好きではない、内定をもらった検討</text:p>
            <text:p>1*: 内定をもらっても辞退</text:p>
            <text:p>　</text:p>
            <text:p>　・二次面接当日・面接後の対応・学生意向のヒアリング</text:p>
            <text:p>企業、企業担当者さん、TCの気になる学生に対して、学生意向のヒアリング　</text:p>
            <text:p>　・2次面接当日企業と事前打ち合わせに企業担当者と同席</text:p>
            <text:p>下記の内容で一緒に確認する</text:p>
            <text:p>・接続テスト</text:p>
            <text:p>・その他確認（当日の流れ、内定承諾流れなど）</text:p>
            <text:p/>
            <text:p>　</text:p>
            <text:p>　・2次面接録画</text:p>
            <text:p>企業から要望があれば面接を録画する　</text:p>
            <text:p>　・2次面接動画を面接後企業にドライブのリンクを共有</text:p>
            <text:p>面接後企業にドライブのリンクを共有　</text:p>
            <text:p>　・2次面接当日で関係者に情報共有</text:p>
            <text:p>CW運営板にて営業担当者・サポート担当者と情報連携しながら対応</text:p>
            <text:p>学生の遅刻状況</text:p>
            <text:p>企業からの質問・要望など</text:p>
            <text:p>　</text:p>
          </table:table-cell>
          <table:table-cell table:style-name="ce18" office:value-type="string" calcext:value-type="string">
            <text:p>・二次面接当日・面接前の確認 （自宅から参加する学生を対象）</text:p>
            <text:p>・二次面接当日・遅刻・辞退ケースの対応</text:p>
            <text:p>・二次面接当日・面接質問を記録</text:p>
            <text:p>・二次面接当日・面接後の対応・企業への評価をリマインド</text:p>
            <text:p>・二次面接当日・面接後の対応・学生意向のヒアリング</text:p>
            <text:p>・2次面接当日企業と事前打ち合わせに企業担当者と同席</text:p>
            <text:p>・2次面接録画</text:p>
            <text:p>・2次面接動画を面接後企業にドライブのリンクを共有</text:p>
            <text:p>・2次面接当日で関係者に情報共有</text:p>
          </table:table-cell>
          <table:table-cell table:style-name="ce16" office:value-type="float" office:value="1" calcext:value-type="float">
            <text:p>1</text:p>
          </table:table-cell>
          <table:table-cell table:style-name="ce16" table:content-validation-name="val1" office:value-type="string" calcext:value-type="string">
            <text:p>日</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30">
          <table:table-cell table:style-name="ce18" office:value-type="string" calcext:value-type="string">
            <text:p>二次面接企業対応</text:p>
          </table:table-cell>
          <table:table-cell table:style-name="ce20" office:value-type="string" calcext:value-type="string">
            <text:p>2次面接当日</text:p>
          </table:table-cell>
          <table:table-cell table:style-name="ce18" office:value-type="string" calcext:value-type="string">
            <text:p>企業担当者</text:p>
          </table:table-cell>
          <table:table-cell table:style-name="ce18" office:value-type="string" calcext:value-type="string">
            <text:p> ・2次選考_選考終了直後・企業にヒアリングと情報共有</text:p>
            <text:p>・企業に対して選考後ヒアリングを実施</text:p>
            <text:p>・該当CWでTo allにて共有</text:p>
            <text:p>　下記内容をヒアリングして、該当CWにてTo allにて共有する</text:p>
            <text:p/>
            <text:p>【●●●社_2次選考後ヒアリング】</text:p>
            <text:p>　・全体的な感想（良かった点悪かった点）</text:p>
            <text:p>　・気になった学生とその理由</text:p>
            <text:p>　・迷っている学生とその理由</text:p>
            <text:p>　・「方針MTGで決まった伝えるべき内容」と「学生からの意向」を伝える　</text:p>
            <text:p/>
            <text:p>　・学生や運営などについての質問</text:p>
            <text:p>　・面接を終えて、最終面接の戦略に変更があるかどうか　 </text:p>
            <text:p> ・2次選考_選考終了直後・選考結果の発表期限の遵守依頼</text:p>
            <text:p>選考結果を面接実施日から3日以内に確定するようリマインドする </text:p>
            <text:p> ・2次選考_選考終了直後・選考者の通過理由の共有依頼</text:p>
            <text:p>選考結果の共有と同じタイミングで通過候補者の通過理由を回収する </text:p>
          </table:table-cell>
          <table:table-cell table:style-name="ce18" office:value-type="string" calcext:value-type="string">
            <text:p>・2次選考_選考終了直後・企業にヒアリングと情報共有 </text:p>
            <text:p>・2次選考_選考終了直後・選考結果の発表期限の遵守依頼</text:p>
            <text:p>・2次選考_選考終了直後・選考者の通過理由の共有依頼</text:p>
          </table:table-cell>
          <table:table-cell table:style-name="ce16" office:value-type="float" office:value="1" calcext:value-type="float">
            <text:p>1</text:p>
          </table:table-cell>
          <table:table-cell table:style-name="ce16" table:content-validation-name="val1" office:value-type="string" calcext:value-type="string">
            <text:p>日</text:p>
          </table:table-cell>
          <table:table-cell table:style-name="ce16"/>
          <table:table-cell table:style-name="ce16" table:content-validation-name="val2"/>
          <table:table-cell table:number-columns-repeated="1015"/>
        </table:table-row>
        <table:table-row table:style-name="ro13">
          <table:table-cell table:style-name="ce18" office:value-type="string" calcext:value-type="string">
            <text:p>最終結果通知</text:p>
          </table:table-cell>
          <table:table-cell table:style-name="ce20" office:value-type="string" calcext:value-type="string">
            <text:p>2次面接当日</text:p>
          </table:table-cell>
          <table:table-cell table:style-name="ce18" office:value-type="string" calcext:value-type="string">
            <text:p>Xseeds管理者</text:p>
          </table:table-cell>
          <table:table-cell table:style-name="ce18" office:value-type="string" calcext:value-type="string">
            <text:p>ＦＢチャットグループにて結果通知　</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31">
          <table:table-cell table:style-name="ce18" office:value-type="string" calcext:value-type="string">
            <text:p>内定受諾対応</text:p>
          </table:table-cell>
          <table:table-cell table:style-name="ce20" office:value-type="string" calcext:value-type="string">
            <text:p>2次面接当日</text:p>
          </table:table-cell>
          <table:table-cell table:style-name="ce18" office:value-type="string" calcext:value-type="string">
            <text:p>Xseeds管理者</text:p>
          </table:table-cell>
          <table:table-cell table:style-name="ce18" office:value-type="string" calcext:value-type="string">
            <text:p>定通知書・誓約書の内容説明（企業別に）</text:p>
            <text:p>参考URL：</text:p>
            <text:p>https://docs.google.com/spreadsheets/d/1stZTlB-E3dvkJ6FJ66yh9X2X-f9u_Awm0JAoInO_wWY/edit#gid=0 </text:p>
            <text:p>学生へのコンサルティング・サイン案内</text:p>
            <text:p> 内定承諾の最終状況をまとめ報告</text:p>
            <text:p>参考URL：</text:p>
            <text:p>https://docs.google.com/spreadsheets/d/1r8aLx1gAnlXr__ZzS0GJW27zla3wdQr-EV-dDFuy6GY/edit#gid=431753864 </text:p>
            <text:p>CW運営板にて学生の意向、承諾状況を企業担当者に共有</text:p>
          </table:table-cell>
          <table:table-cell table:style-name="ce18" office:value-type="string" calcext:value-type="string">
            <text:p>・内定受諾案内・学生に内定通知書・誓約書の内容説明（企業別に）</text:p>
            <text:p>・内定受諾案・学生へのコンサルティング・サイン案内</text:p>
            <text:p>・企業に内定承諾状況の報告</text:p>
            <text:p>・内定承諾状況を企業担当者に共有</text:p>
          </table:table-cell>
          <table:table-cell table:style-name="ce16" office:value-type="float" office:value="1" calcext:value-type="float">
            <text:p>1</text:p>
          </table:table-cell>
          <table:table-cell table:style-name="ce16" table:content-validation-name="val1" office:value-type="string" calcext:value-type="string">
            <text:p>日</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5">
          <table:table-cell table:style-name="ce18" office:value-type="string" calcext:value-type="string">
            <text:p>最終結果をまとめ運営板とGEU ALLに全員共有</text:p>
          </table:table-cell>
          <table:table-cell table:style-name="ce20" office:value-type="string" calcext:value-type="string">
            <text:p>2次面接当日</text:p>
          </table:table-cell>
          <table:table-cell table:style-name="ce18" office:value-type="string" calcext:value-type="string">
            <text:p>Xseeds管理者</text:p>
          </table:table-cell>
          <table:table-cell table:style-name="ce18" office:value-type="string" calcext:value-type="string">
            <text:p>最終結果をまとめ運営板とGEU ALLに全員共有</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26">
          <table:table-cell table:style-name="ce18" office:value-type="string" calcext:value-type="string">
            <text:p>選考会後面接フィードバックを学生に送る</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18" office:value-type="string" calcext:value-type="string">
            <text:p>SCPから企業の面接コメントをダウンロード</text:p>
            <text:p>選考会→マッチング画面からダウンロード</text:p>
            <text:p>個人 のFBチャットグループにて学生に共有</text:p>
            <text:p>企業担当者のヒアリングフィードバックあれば学生にも共有</text:p>
            <text:p>注意点：</text:p>
            <text:p>そのままの送るのではなく参考できるかどうか判断した上で共有</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13">
          <table:table-cell table:style-name="ce18" office:value-type="string" calcext:value-type="string">
            <text:p>選考会後アンケート作成・共有</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2" office:value-type="string" calcext:value-type="string">
            <text:p><text:a xlink:href="https://forms.gle/XK1BenCr7iXN86DY6" xlink:type="simple">アンケートを作成        
内定結果が出たら作成。締切は1週間くらい。
注意点：
内定フォローチームが内定フォローアンケートと一緒に送ってもらう
CW運営板にて内定フォローに共有
参考URL：
https://forms.gle/XK1BenCr7iXN86DY6</text:a></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13">
          <table:table-cell table:style-name="ce18" office:value-type="string" calcext:value-type="string">
            <text:p>選考会後アンケート結果統計</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6" office:value-type="string" calcext:value-type="string">
            <text:p><text:a xlink:href="https://drive.google.com/drive/folders/0B2QGtdTETTyDV0ZfTTFKbFBCT3M" xlink:type="simple">アンケート結果をまとめ
CW運営板にて、企業担当者、営業社、SCP開発チームに共有
参考ＵＲＬ：
https://drive.google.com/drive/folders/0B2QGtdTETTyDV0ZfTTFKbFBCT3M</text:a></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32">
          <table:table-cell table:style-name="ce18" office:value-type="string" calcext:value-type="string">
            <text:p>選考会後・サービス契約の完了確認手続き（外部通訳を使用した場合）</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18" office:value-type="string" calcext:value-type="string">
            <text:p>　支払手続き用の書類リストは以下で確認：</text:p>
            <text:p>①契約書　</text:p>
            <text:p>②サビース完了確認書　（Legalチェックが必須）</text:p>
            <text:p>③支払い要求書</text:p>
            <text:p>④請求書</text:p>
            <text:p>⑤見積書</text:p>
            <text:p>（上記①～⑤はサイン・押印ありのものを求められる）</text:p>
            <text:p>⑥オーダー証明資料（オーダーメールなど）：日付や日程が記載されたもの</text:p>
            <text:p/>
            <text:p>※企業さんの要求に応じて、外部通訳者を１名以上手配した場合、発生した通訳費用（1人目以降の分）はSJPに請求することとなる。</text:p>
            <text:p>下記の書類はSJPの名前で準備する。</text:p>
            <text:p>①見積書</text:p>
            <text:p>②請求書</text:p>
            <text:p>③支払い要求書　</text:p>
            <text:p>④サビース完了確認書　（Legalチェックが必須）</text:p>
            <text:p>（上記①～④はサイン・押印ありのものを求められる）</text:p>
            <text:p>SJPの情報は下記の通り：</text:p>
            <text:p>Sun Asterisk INC.</text:p>
            <text:p>1F, Kanda First Bld., 45-1, Kandakonyacho, Chiyoda-Ku, Tokyo, 101-0035, Japan　</text:p>
            <text:p>注意点：</text:p>
            <text:p>支払い期限は請求書・サービス完了確認書などの受領日から30日以内となる</text:p>
            <text:p>参考URL：</text:p>
            <text:p>https://drive.google.com/file/d/1UoE5S-P6Zz-7jQO29Fa_EvWgVn4pOgW9/view?usp=sharing</text:p>
            <text:p>https://drive.google.com/file/d/1lGFb7XqScfMx4wHHZMGVceeGmd1vIIy-/view?usp=sharing</text:p>
            <text:p>関係者：ACC：Le The Vinh </text:p>
          </table:table-cell>
          <table:table-cell table:style-name="ce18" office:value-type="string" calcext:value-type="string">
            <text:p>通訳サービス提供会社と連携して、支払いのための必要な書類を準備</text:p>
            <text:p>CFSに上記の書類をアップロード、支払いリクエストを作成、支払完了までのフォロー</text:p>
            <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2">
          <table:table-cell table:style-name="ce18" office:value-type="string" calcext:value-type="string">
            <text:p>選考会後の書類を作成、ACCに提出</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2" office:value-type="string" calcext:value-type="string">
            <text:p><text:a xlink:href="https://drive.google.com/drive/folders/152UUtfAZ3kjZ8i5Z_iD8JBPlUaERzNha" xlink:type="simple">ACC check -&gt; SJP押印依頼→SVN押印申請 (PDF版で送付）→ACCへ提出
関係者：
ACC: Pham Minh Thao
SJP：Tagami Mari/Mukai Maya
参考URL：
https://drive.google.com/drive/folders/152UUtfAZ3kjZ8i5Z_iD8JBPlUaERzNha</text:a></text:p>
          </table:table-cell>
          <table:table-cell table:style-name="ce18" office:value-type="string" calcext:value-type="string">
            <text:p>採用代行サービス利用申込書を作成</text:p>
            <text:p>採用代行サービス利用確認書を作成</text:p>
            <text:p>ACCに捺印ずみの書類を提出</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13">
          <table:table-cell table:style-name="ce18" office:value-type="string" calcext:value-type="string">
            <text:p>内定通知書対応</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2" office:value-type="string" calcext:value-type="string">
            <text:p><text:a xlink:href="https://drive.google.com/drive/folders/0B2QGtdTETTyDZ3Q4ZTFWRWI1dEU" xlink:type="simple">内定通知書
内定承諾書
参考URL：
https://drive.google.com/drive/folders/0B2QGtdTETTyDZ3Q4ZTFWRWI1dEU</text:a></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5">
          <table:table-cell table:style-name="ce18" office:value-type="string" calcext:value-type="string">
            <text:p>内定者に関する要注意な内容を内定フォローチームに共有</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2" office:value-type="string" calcext:value-type="string">
            <text:p><text:a xlink:href="https://docs.google.com/spreadsheets/d/1yw9ztsm4inFik3q7Af29vqo9p5CBk5DEBgGQocDwuAI/edit#gid=0" xlink:type="simple">内定者に関する要注意な内容をファイルに記入
まとめたファイルに内定チームに共有
参考URL：
https://docs.google.com/spreadsheets/d/1yw9ztsm4inFik3q7Af29vqo9p5CBk5DEBgGQocDwuAI/edit#gid=0</text:a></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13">
          <table:table-cell table:style-name="ce18" office:value-type="string" calcext:value-type="string">
            <text:p>参加者の残業時間をまとめ・報告</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18" office:value-type="string" calcext:value-type="string">
            <text:p>通訳者・サポーターの残業時間をまとめ、GLに報告</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3">
          <table:table-cell table:style-name="ce18" office:value-type="string" calcext:value-type="string">
            <text:p>設備返却</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18" office:value-type="string" calcext:value-type="string">
            <text:p>貸した設備、各種カードを集め、ＢＡに返却</text:p>
            <text:p>関係者：</text:p>
            <text:p>　・備品・設備：Hoang Thu Hien　(via Gas)</text:p>
            <text:p>・入館カード　Nguyen Thi Thanh Huyen B　</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13">
          <table:table-cell table:style-name="ce18" office:value-type="string" calcext:value-type="string">
            <text:p>TCチーム内の振り返り会</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2" office:value-type="string" calcext:value-type="string">
            <text:p><text:a xlink:href="https://docs.google.com/spreadsheets/d/1KTShh6UwoT672KET3Rj6MM2-FBV-fMmEjeRGU49uAEA/edit#gid=1730299274" xlink:type="simple">選考会準備、実施中の課題をまとめ、対策を出す
参考URL：
https://docs.google.com/spreadsheets/d/1KTShh6UwoT672KET3Rj6MM2-FBV-fMmEjeRGU49uAEA/edit#gid=1730299274</text:a></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33">
          <table:table-cell table:style-name="ce18" office:value-type="string" calcext:value-type="string">
            <text:p>データベースファイル更新</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18" office:value-type="string" calcext:value-type="string">
            <text:p>更新シート</text:p>
            <text:p>・[TC update]Jobfair参加企業一覧</text:p>
            <text:p>・Jobfair(All)</text:p>
            <text:p>参考URL：</text:p>
            <text:p>https://docs.google.com/spreadsheets/d/1DgIi4QNEgsPqCnJHvfy8BFfwgJBbblVsZL3FCwAYrs8/edit#gid=617124502</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table-cell table:style-name="ce16" table:content-validation-name="val2" office:value-type="string" calcext:value-type="string">
            <text:p>None</text:p>
          </table:table-cell>
          <table:table-cell table:number-columns-repeated="1015"/>
        </table:table-row>
        <table:table-row table:style-name="ro9">
          <table:table-cell table:style-name="ce18" office:value-type="string" calcext:value-type="string">
            <text:p>2次選考_企業側関係者に連絡</text:p>
          </table:table-cell>
          <table:table-cell table:style-name="ce20" office:value-type="string" calcext:value-type="string">
            <text:p>選考会後</text:p>
          </table:table-cell>
          <table:table-cell table:style-name="ce18" office:value-type="string" calcext:value-type="string">
            <text:p>企業担当者</text:p>
          </table:table-cell>
          <table:table-cell table:style-name="ce18" office:value-type="string" calcext:value-type="string">
            <text:p>2次選考_選考終了の2日後企業側関係者に連絡をする</text:p>
            <text:p>　選考結果を面接実施日から3日以内に確定しSun*に共有するようリマインドする</text:p>
            <text:p>※3日以内に決定できない場合は延長可能だが、他社に対して不利になることを理解してもらった　</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3">
          <table:table-cell table:style-name="ce18" office:value-type="string" calcext:value-type="string">
            <text:p>2次選考の結果（通過者と通過理由）をSCPに入力</text:p>
          </table:table-cell>
          <table:table-cell table:style-name="ce20" office:value-type="string" calcext:value-type="string">
            <text:p>選考会後</text:p>
          </table:table-cell>
          <table:table-cell table:style-name="ce18" office:value-type="string" calcext:value-type="string">
            <text:p>企業担当者</text:p>
          </table:table-cell>
          <table:table-cell table:style-name="ce18" office:value-type="string" calcext:value-type="string">
            <text:p>2次選考_選考終了の3日後2次選考の結果（通過者と通過理由）をSCPに入力してもらう</text:p>
            <text:p>　・2次選考の結果（通過者と通過理由）が決定する</text:p>
            <text:p>・上記情報がSCPに入力されている　</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学生数</text:p>
          </table:table-cell>
          <table:table-cell table:number-columns-repeated="1015"/>
        </table:table-row>
        <table:table-row table:style-name="ro5">
          <table:table-cell table:style-name="ce18" office:value-type="string" calcext:value-type="string">
            <text:p>学生の内定承諾結果を企業側関係者に通達</text:p>
          </table:table-cell>
          <table:table-cell table:style-name="ce20" office:value-type="string" calcext:value-type="string">
            <text:p>選考会後</text:p>
          </table:table-cell>
          <table:table-cell table:style-name="ce18" office:value-type="string" calcext:value-type="string">
            <text:p>企業担当者</text:p>
          </table:table-cell>
          <table:table-cell table:style-name="ce18" office:value-type="string" calcext:value-type="string">
            <text:p>2次選考_選考終了の6日後学生の内定承諾結果を企業側関係者に通達する</text:p>
            <text:p>企業側関係者が選考終了を宣言する</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office:value-type="float" office:value="1" calcext:value-type="float">
            <text:p>1</text:p>
          </table:table-cell>
          <table:table-cell table:style-name="ce16" table:content-validation-name="val2" office:value-type="string" calcext:value-type="string">
            <text:p>企業数</text:p>
          </table:table-cell>
          <table:table-cell table:number-columns-repeated="1015"/>
        </table:table-row>
        <table:table-row table:style-name="ro34" table:number-rows-repeated="6">
          <table:table-cell table:style-name="ce18"/>
          <table:table-cell table:style-name="ce20"/>
          <table:table-cell table:style-name="ce18" table:number-columns-repeated="3"/>
          <table:table-cell table:style-name="ce16" table:number-columns-repeated="4"/>
          <table:table-cell table:number-columns-repeated="1015"/>
        </table:table-row>
        <table:table-row table:style-name="ro34" table:number-rows-repeated="844">
          <table:table-cell table:style-name="ce18"/>
          <table:table-cell/>
          <table:table-cell table:style-name="ce18" table:number-columns-repeated="3"/>
          <table:table-cell table:style-name="ce16" table:number-columns-repeated="4"/>
          <table:table-cell table:number-columns-repeated="1015"/>
        </table:table-row>
        <table:table-row table:style-name="ro35" table:number-rows-repeated="1047637">
          <table:table-cell table:number-columns-repeated="1024"/>
        </table:table-row>
        <table:table-row table:style-name="ro3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style:font-face style:name="Arial" svg:font-family="Arial"/>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0">00/00/0000</text:date>, <text:time style:data-style-name="N2" text:time-value="14:26:49.2166610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0T14:26:00.429755839</meta:creation-date>
    <dc:date>2021-10-20T14:42:24.380135613</dc:date>
    <meta:editing-duration>PT15M43S</meta:editing-duration>
    <meta:editing-cycles>4</meta:editing-cycles>
    <meta:generator>LibreOffice/6.4.7.2$Linux_X86_64 LibreOffice_project/40$Build-2</meta:generator>
    <meta:document-statistic meta:table-count="1" meta:cell-count="697" meta:object-count="0"/>
  </office:meta>
</office:document-meta>
</file>